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style:font-name="DejaVu Serif" officeooo:paragraph-rsid="001b582c"/>
    </style:style>
    <style:style style:name="P2" style:family="paragraph" style:parent-style-name="Text_20_body">
      <style:paragraph-properties fo:orphans="2" fo:widows="2"/>
      <style:text-properties style:font-name="DejaVu Serif" officeooo:paragraph-rsid="001ebb70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b582c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d4c38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ebb70"/>
    </style:style>
    <style:style style:name="P6" style:family="paragraph" style:parent-style-name="Heading_20_2">
      <style:text-properties officeooo:paragraph-rsid="001b582c"/>
    </style:style>
    <style:style style:name="P7" style:family="paragraph" style:parent-style-name="Heading_20_2">
      <style:paragraph-properties fo:orphans="2" fo:widows="2"/>
      <style:text-properties style:font-name="DejaVu Serif" officeooo:paragraph-rsid="001b582c"/>
    </style:style>
    <style:style style:name="P8" style:family="paragraph" style:parent-style-name="Heading_20_2">
      <style:text-properties officeooo:paragraph-rsid="001d4c38"/>
    </style:style>
    <style:style style:name="P9" style:family="paragraph" style:parent-style-name="Heading_20_2">
      <style:paragraph-properties fo:text-align="start" style:justify-single-word="false"/>
      <style:text-properties officeooo:paragraph-rsid="001d4c38"/>
    </style:style>
    <style:style style:name="P10" style:family="paragraph" style:parent-style-name="Heading_20_1">
      <style:text-properties officeooo:paragraph-rsid="001b582c"/>
    </style:style>
    <style:style style:name="T1" style:family="text">
      <style:text-properties officeooo:rsid="002f3e4d"/>
    </style:style>
    <style:style style:name="T2" style:family="text">
      <style:text-properties officeooo:rsid="0018f451"/>
    </style:style>
    <style:style style:name="T3" style:family="text">
      <style:text-properties officeooo:rsid="001b582c"/>
    </style:style>
    <style:style style:name="T4" style:family="text">
      <style:text-properties fo:font-variant="normal" fo:text-transform="none" fo:color="#000000" style:font-name="DejaVu Serif" fo:font-size="11.25pt" fo:letter-spacing="normal" fo:font-style="normal" fo:font-weight="normal"/>
    </style:style>
    <style:style style:name="T5" style:family="text">
      <style:text-properties fo:font-variant="normal" fo:text-transform="none" fo:color="#000000" fo:font-size="11.2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verbios</text:h>
      <text:section text:style-name="Sect1" text:name="Seção484">
        <text:h text:style-name="P7" text:outline-level="2">PROVÉRBIOS-[Capítulo <text:span text:style-name="T3">1</text:span>]</text:h>
        <text:p text:style-name="P1"><text:bookmark text:name="cap190"/>1 Provérbios de Salomão, filho de Davi, rei de Israel:</text:p>
        <text:p text:style-name="P3">2 Para se conhecer a sabedoria e a instrução; para se entenderem as palavras de inteligência;</text:p>
        <text:p text:style-name="P3">3 para se instruir em sábio procedimento, em retidão, justiça e eqüidade;</text:p>
        <text:p text:style-name="P3">4 para se dar aos simples prudência, e aos jovens conhecimento e bom siso.</text:p>
        <text:p text:style-name="P3">5 Ouça também, o sábio e cresça em ciência, e o entendido adquira habilidade,</text:p>
        <text:p text:style-name="P3">6 para entender provérbios e parábolas, as palavras dos sábios, e seus enigmas.</text:p>
        <text:p text:style-name="P3">7 O temor a Iavé é o princípio do conhecimento; mas os insensatos desprezam a sabedoria e a instrução.</text:p>
        <text:p text:style-name="P3">8 Filho meu, ouve a instrução de teu pai, e não deixes o ensino de tua mãe.</text:p>
        <text:p text:style-name="P3">9 Porque eles serão uma grinalda de graça para a tua cabeça, e colares para o teu pescoço.</text:p>
        <text:p text:style-name="P3">10 Filho meu, se os pecadores te quiserem seduzir, não consintas.</text:p>
        <text:p text:style-name="P3">11 Se disserem: Vem conosco; embosquemo-nos para derramar sangue; espreitemos sem razão o inocente;</text:p>
        <text:p text:style-name="P3">12 traguemo-los vivos, como <text:span text:style-name="T1">cova</text:span>, e inteiros como os que descem à cova;</text:p>
        <text:p text:style-name="P3">13 acharemos toda sorte de bens preciosos; encheremos as nossas casas de despojos;</text:p>
        <text:p text:style-name="P3">14 lançarás a tua sorte entre nós; teremos todos uma só bolsa;</text:p>
        <text:p text:style-name="P3">15 filho meu, não andes no caminho com eles; guarda da sua vereda o teu pé,</text:p>
        <text:p text:style-name="P3">16 porque os seus pés correm para o mal, e eles se apressam a derramar sangue.</text:p>
        <text:p text:style-name="P3">17 Pois debalde se estende a rede à vista de qualquer ave.</text:p>
        <text:p text:style-name="P3">18 Mas estes se põem em emboscadas contra o seu próprio sangue, e as suas próprias vidas espreitam.</text:p>
        <text:p text:style-name="P3">19 Tais são as veredas de todo aquele que se entrega à cobiça; ela tira a vida dos que a possuem.</text:p>
        <text:p text:style-name="P3">20 A suprema sabedoria altissonantemente clama nas ruas; nas praças levanta a sua voz.</text:p>
        <text:p text:style-name="P3">21 Do alto dos muros clama; às entradas das portas e na cidade profere as suas palavras:</text:p>
        <text:p text:style-name="P3">22 Até quando, ó estúpidos, amareis a estupidez? e até quando se deleitarão no escárnio os escarnecedores, e odiarão os insensatos o conhecimento?</text:p>
        <text:p text:style-name="P3">23 Convertei-vos pela minha repreensão; eis que derramarei sobre vós o meu; espírito e vos farei saber as minhas palavras.</text:p>
        <text:p text:style-name="P3">24 Mas, porque clamei, e vós recusastes; porque estendi a minha mão, e nao houve quem desse atenção;</text:p>
        <text:p text:style-name="P3">25 antes desprezastes todo o meu conselho, e não fizestes caso da minha repreensão;</text:p>
        <text:p text:style-name="P3">26 também eu me rirei no dia da vossa calamidade; zombarei, quando sobrevier o vosso terror,</text:p>
        <text:p text:style-name="P3">27 quando o terror vos sobrevier como tempestade, e a vossa calamidade passar como redemoinho, e quando vos sobrevierem aperto e angústia.</text:p>
        <text:p text:style-name="P3"><text:soft-page-break/>28 Então a mim clamarão, mas eu não responderei; diligentemente me buscarão, mas não me acharão.</text:p>
        <text:p text:style-name="P3">29 Porquanto aborreceram o conhecimento, e não preferiram o temor de Iavé;</text:p>
        <text:p text:style-name="P3">30 não quiseram o meu conselho e desprezaram toda a minha repreensão;</text:p>
        <text:p text:style-name="P3">31 portanto comerão do fruto do seu caminho e se fartarão dos seus próprios conselhos.</text:p>
        <text:p text:style-name="P3">32 Porque o desvio dos néscios os matará, e a prosperidade dos loucos os destruirá.</text:p>
        <text:p text:style-name="P3">33 Mas o que me der ouvidos habitará em segurança, e estará tranqüilo, sem receio do mal.</text:p>
      </text:section>
      <text:section text:style-name="Sect1" text:name="Seção485">
        <text:h text:style-name="P6" text:outline-level="2"><text:bookmark text:name="cap289"/>PROVÉRBIOS-[Capítulo 2]</text:h>
        <text:p text:style-name="P3">1 Filho meu, se aceitares as minhas palavras, e entesourares contigo os meus mandamentos,</text:p>
        <text:p text:style-name="P3">2 para fazeres atento à sabedoria o teu ouvido, e para inclinares o teu coração ao entendimento;</text:p>
        <text:p text:style-name="P3">3 sim, se clamares por discernimento, e por entendimento alçares a tua voz;</text:p>
        <text:p text:style-name="P3">4 se o buscares como a prata e o procurares como a tesouros escondidos;</text:p>
        <text:p text:style-name="P3">5 então entenderás o temor de Iavé, e acharás o conhecimento de Deus.</text:p>
        <text:p text:style-name="P3">6 Porque <text:s/>Iavé dá a sabedoria; da sua boca procedem o conhecimento e o entendimento;</text:p>
        <text:p text:style-name="P3">7 ele reserva a verdadeira sabedoria para os retos; e escudo para os que caminham em integridade,</text:p>
        <text:p text:style-name="P3">8 guardando-lhes as veredas da justiça, e preservando o caminho dos seus santos.</text:p>
        <text:p text:style-name="P3">9 Então entenderás a retidão, a justiça, a eqüidade, e todas as boas veredas.</text:p>
        <text:p text:style-name="P3">10 Pois a sabedoria entrará no teu coração, e o conhecimento será aprazível à tua alma;</text:p>
        <text:p text:style-name="P3">11 o bom siso te protegerá, e o discernimento e guardará;</text:p>
        <text:p text:style-name="P3">12 para te livrar do mau caminho, e do homem que diz coisas perversas;</text:p>
        <text:p text:style-name="P3">13 dos que deixam as veredas da retidão, para andarem pelos caminhos das trevas;</text:p>
        <text:p text:style-name="P3">14 que se alegram de fazer o mal, e se deleitam nas perversidades dos maus;</text:p>
        <text:p text:style-name="P3">15 dos que são tortuosos nas suas veredas; e iníquos nas suas carreiras;</text:p>
        <text:p text:style-name="P3">16 e para te livrar da mulher estranha, da estrangeira que lisonjeia com suas palavras;</text:p>
        <text:p text:style-name="P3">17 a qual abandona o companheiro da sua mocidade e se esquece do concerto do seu Deus;</text:p>
        <text:p text:style-name="P3">18 pois a sua casa se inclina para a morte, e as suas veredas para as sombras.</text:p>
        <text:p text:style-name="P3">19 Nenhum dos que se dirigirem a ela, tornara a sair, nem retomará as veredas da vida.</text:p>
        <text:p text:style-name="P3">20 Assim andarás pelo caminho dos bons, e guardarás as veredas dos justos.</text:p>
        <text:p text:style-name="P3">21 Porque os retos habitarão a terra, e os íntegros permanecerão nela.</text:p>
        <text:p text:style-name="P3">22 Mas os ímpios serão exterminados da terra, e dela os aleivosos serão desarraigados.</text:p>
      </text:section>
      <text:section text:style-name="Sect1" text:name="Seção486">
        <text:h text:style-name="P6" text:outline-level="2"><text:bookmark text:name="cap336"/>PROVÉRBIOS-[Capítulo 3]</text:h>
        <text:p text:style-name="P3">1 Filho meu, não te esqueças da minha instrução, e o teu coração guarde os meus mandamentos;</text:p>
        <text:p text:style-name="P3">2 porque eles te darão longura de dias, e anos de vida e paz.</text:p>
        <text:p text:style-name="P3"><text:soft-page-break/>3 Não se afastem de ti a benignidade e a fidelidade; ata-as ao teu pescoço, escreve-as na tábua do teu coração;</text:p>
        <text:p text:style-name="P3">4 assim acharás favor e bom entendimento à vista de Deus e dos homens.</text:p>
        <text:p text:style-name="P3">5 Confia em Iavé de todo o teu coração, e não te estribes no teu próprio entendimento.</text:p>
        <text:p text:style-name="P3">6 Reconhece-o em todos os teus caminhos, e ele endireitará as tuas veredas.</text:p>
        <text:p text:style-name="P3">7 Não sejas sábio a teus próprios olhos; teme a Iavé e aparta-te do mal.</text:p>
        <text:p text:style-name="P3">8 Isso será saúde para a tua carne; e refrigério para os teus ossos.</text:p>
        <text:p text:style-name="P3">9 Honra a Iavé com os teus bens, e com as primícias de toda a tua renda;</text:p>
        <text:p text:style-name="P3">10 assim se encherão de fartura os teus celeiros, e trasbordarão de mosto os teus lagares.</text:p>
        <text:p text:style-name="P3">11 Filho meu, não rejeites a disciplina de Iavé, nem te enojes da sua repreensão;</text:p>
        <text:p text:style-name="P3">12 porque <text:s/>Iavé repreende aquele a quem ama, assim como o pai ao filho a quem quer bem.</text:p>
        <text:p text:style-name="P3">13 Feliz é o homem que acha sabedoria, e o homem que adquire entendimento;</text:p>
        <text:p text:style-name="P3">14 pois melhor é o lucro que ela dá do que o lucro da prata, e a sua renda do que o ouro.</text:p>
        <text:p text:style-name="P3">15 Mais preciosa é do que as jóias, e nada do que possas desejar é comparável a ela.</text:p>
        <text:p text:style-name="P3">16 Longura de dias há na sua mão direita; na sua esquerda riquezas e honra.</text:p>
        <text:p text:style-name="P3">17 Os seus caminhos são caminhos de delícias, e todas as suas veredas são paz.</text:p>
        <text:p text:style-name="P3">18 É árvore da vida para os que dela lançam mão, e bem-aventurado é todo aquele que a retém.</text:p>
        <text:p text:style-name="P3">19 Iavé pela sabedoria fundou a terra; pelo entendimento estabeleceu o céu.</text:p>
        <text:p text:style-name="P3">20 Pelo seu conhecimento se fendem os abismos, e as nuvens destilam o orvalho.</text:p>
        <text:p text:style-name="P3">21 Filho meu, não se apartem estas coisas dos teus olhos: guarda a verdadeira sabedoria e o bom siso;</text:p>
        <text:p text:style-name="P3">22 assim serão elas vida para a tua alma, e adorno para o teu pescoço.</text:p>
        <text:p text:style-name="P3">23 Então andarás seguro pelo teu caminho, e não tropeçará o teu pé.</text:p>
        <text:p text:style-name="P3">24 Quando te deitares, não temerás; sim, tu te deitarás e o teu sono será suave.</text:p>
        <text:p text:style-name="P3">25 Não temas o pavor repentino, nem a assolação dos ímpios quando vier.</text:p>
        <text:p text:style-name="P3">26 Porque <text:s/>Iavé será a tua confiança, e guardará os teus pés de serem presos.</text:p>
        <text:p text:style-name="P3">27 Não negues o bem a quem de direito, estando no teu poder fazê-lo.</text:p>
        <text:p text:style-name="P3">28 Não digas ao teu próximo: Vai, e volta, amanhã to darei; tendo-o tu contigo.</text:p>
        <text:p text:style-name="P3">29 Não maquines o mal contra o teu próximo, que habita contigo confiadamente.</text:p>
        <text:p text:style-name="P3">30 Não contendas com um homem, sem motivo, não te havendo ele feito o mal.</text:p>
        <text:p text:style-name="P3">31 Não tenhas inveja do homem violento, nem escolhas nenhum de seus caminhos.</text:p>
        <text:p text:style-name="P3">32 Porque o perverso é abominação para Iavé, mas com os retos está o seu segredo.</text:p>
        <text:p text:style-name="P3">33 A maldição de Iavé habita na casa do ímpio, mas ele abençoa a habitação dos justos.</text:p>
        <text:p text:style-name="P3">34 Ele escarnece dos escarnecedores, mas dá graça aos humildes.</text:p>
        <text:p text:style-name="P3">35 Os sábios herdarão honra, mas a exaltação dos loucos se converte em ignomínia.</text:p>
      </text:section>
      <text:section text:style-name="Sect1" text:name="Seção487">
        <text:h text:style-name="P6" text:outline-level="2"><text:bookmark text:name="cap417"/>PROVÉRBIOS-[Capítulo 4]</text:h>
        <text:p text:style-name="P3">1 Ouvi, filhos, a instrução do pai, e estai atentos para conhecerdes o entendimento.</text:p>
        <text:p text:style-name="P3"><text:soft-page-break/>2 Pois eu vos dou boa doutrina; não abandoneis o meu ensino.</text:p>
        <text:p text:style-name="P3">3 Quando eu era filho aos pés de meu, pai, tenro e único em estima diante de minha mãe,</text:p>
        <text:p text:style-name="P3">4 ele me ensinava, e me dizia: Retenha o teu coração as minhas palavras; guarda os meus mandamentos, e vive.</text:p>
        <text:p text:style-name="P3">5 Adquire a sabedoria, adquire o entendimento; não te esqueças nem te desvies das palavras da minha boca.</text:p>
        <text:p text:style-name="P3">6 Não a abandones, e ela te guardará; ama-a, e ela te preservará.</text:p>
        <text:p text:style-name="P3">7 A sabedoria é a coisa principal; adquire, pois, a sabedoria; sim, com tudo o que possuis adquire o entendimento.</text:p>
        <text:p text:style-name="P3">8 Estima-a, e ela te exaltará; se a abraçares, ela te honrará.</text:p>
        <text:p text:style-name="P3">9 Ela dará à tua cabeça uma grinalda de graça; e uma coroa de glória te entregará.</text:p>
        <text:p text:style-name="P3">10 Ouve, filho meu, e aceita as minhas palavras, para que se multipliquem os anos da tua vida.</text:p>
        <text:p text:style-name="P3">11 Eu te ensinei o caminho da sabedoria; guiei-te pelas veredas da retidão.</text:p>
        <text:p text:style-name="P3">12 Quando andares, não se embaraçarão os teus passos; e se correres, não tropeçarás.</text:p>
        <text:p text:style-name="P3">13 Apega-te à instrução e não a largues; guarda-a, porque ela é a tua vida.</text:p>
        <text:p text:style-name="P3">14 Não entres na vereda dos ímpios, nem andes pelo caminho dos maus.</text:p>
        <text:p text:style-name="P3">15 Evita-o, não passes por ele; desvia-te dele e passa de largo.</text:p>
        <text:p text:style-name="P3">16 Pois não dormem, se não fizerem o mal, e foge deles o sono se não fizerem tropeçar alguém.</text:p>
        <text:p text:style-name="P3">17 Porque comem o pão da impiedade, e bebem o vinho da violência.</text:p>
        <text:p text:style-name="P3">18 Mas a vereda dos justos é como a luz da aurora que vai brilhando mais e mais até ser dia perfeito.</text:p>
        <text:p text:style-name="P3">19 O caminho dos ímpios é como a escuridão: não sabem eles em que tropeçam.</text:p>
        <text:p text:style-name="P3">20 Filho meu, atenta para as minhas palavras; inclina o teu ouvido às minhas instroções.</text:p>
        <text:p text:style-name="P3">21 Não se apartem elas de diante dos teus olhos; guarda-as dentro do teu coração.</text:p>
        <text:p text:style-name="P3">22 Porque são vida para os que as encontram, e saúde para todo o seu corpo.</text:p>
        <text:p text:style-name="P3">23 Guarda com toda a diligência o teu coração, porque dele procedem as fontes da vida.</text:p>
        <text:p text:style-name="P3">24 Desvia de ti a malignidade da boca, e alonga de ti a perversidade dos lábios.</text:p>
        <text:p text:style-name="P3">25 Dirijam-se os teus olhos para a frente, e olhem as tuas pálpebras diretamente diante de ti.</text:p>
        <text:p text:style-name="P3">26 Pondera a vereda de teus pés, e serão seguros todos os teus caminhos.</text:p>
        <text:p text:style-name="P3">27 Não declines nem para a direita nem para a esquerda; retira o teu pé do mal.</text:p>
      </text:section>
      <text:section text:style-name="Sect1" text:name="Seção488">
        <text:h text:style-name="P6" text:outline-level="2"><text:bookmark text:name="cap514"/>PROVÉRBIOS-[Capítulo 5]</text:h>
        <text:p text:style-name="P4">1 Filho meu, atende à minha sabedoria; inclinão teu ouvido à minha prudência;</text:p>
        <text:p text:style-name="P4">2 para que observes a discrição, e os teus lábios guardem o conhecimento.</text:p>
        <text:p text:style-name="P3">3 Porque os lábios da mulher licenciosa destilam mel, e a sua boca e mais macia do que o azeite;</text:p>
        <text:p text:style-name="P3">4 mas o seu fim é amargoso como o absinto, agudo como a espada de dois gumes.</text:p>
        <text:p text:style-name="P3">5 Os seus pés descem à morte; os seus passos seguem no caminho d<text:span text:style-name="T1">a</text:span> <text:span text:style-name="T1">sepultura</text:span>.</text:p>
        <text:p text:style-name="P3">6 Ela não pondera a vereda da vida; incertos são os seus caminhos, e ela o ignora.</text:p>
        <text:p text:style-name="P3"><text:soft-page-break/>7 Agora, pois, filhos, dai-me ouvidos, e não vos desvieis das palavras da minha boca.</text:p>
        <text:p text:style-name="P3">8 Afasta para longe dela o teu caminho, e não te aproximes da porta da sua casa;</text:p>
        <text:p text:style-name="P3">9 para que não dês a outros a tua honra, nem os teus anos a cruéis;</text:p>
        <text:p text:style-name="P3">10 para que não se fartem os estranhos dos teus bens, e não entrem os teus trabalhos na casa do estrangeiro,</text:p>
        <text:p text:style-name="P3">11 e gemas no teu fim, quando se consumirem a tua carne e o teu corpo,</text:p>
        <text:p text:style-name="P3">12 e digas: Como detestei a disciplina! e desprezou o meu coração a repreensão!</text:p>
        <text:p text:style-name="P3">13 e não escutei a voz dos que me ensinavam, nem aos que me instruíam inclinei o meu ouvido!</text:p>
        <text:p text:style-name="P3">14 Quase cheguei à ruína completa, no meio da congregação e da assembléia.</text:p>
        <text:p text:style-name="P3">15 Bebe a água da tua própria cisterna, e das correntes do teu poço.</text:p>
        <text:p text:style-name="P3">16 Derramar-se-iam as tuas fontes para fora, e pelas ruas os ribeiros de águas?</text:p>
        <text:p text:style-name="P3">17 Sejam para ti só, e não para os estranhos juntamente contigo.</text:p>
        <text:p text:style-name="P3">18 Seja bendito o teu manancial; e regozija-te na mulher da tua mocidade.</text:p>
        <text:p text:style-name="P3">19 Como corça amorosa, e graciosa cabra montesa saciem-te os seus seios em todo o tempo; e pelo seu amor sê encantado perpetuamente.</text:p>
        <text:p text:style-name="P3">20 E por que, filho meu, andarias atraído pela mulher licenciosa, e abraÇarias o seio da adúltera?</text:p>
        <text:p text:style-name="P3">21 Porque os caminhos do homem estão diante dos olhos de Iavé, o qual observa todas as suas veredas.</text:p>
        <text:p text:style-name="P3">22 Quanto ao ímpio, as suas próprias iniqüidades o prenderão, e pelas cordas do seu pecado será detido.</text:p>
        <text:p text:style-name="P3">23 Ele morre pela falta de disciplina; e pelo excesso da sua loucura anda errado.</text:p>
      </text:section>
      <text:section text:style-name="Sect1" text:name="Seção489">
        <text:h text:style-name="P6" text:outline-level="2"><text:bookmark text:name="cap615"/>PROVÉRBIOS-[Capítulo 6]</text:h>
        <text:p text:style-name="P3">1 Filho meu, se ficaste por fiador do teu próximo, se te empenhaste por um estranho,</text:p>
        <text:p text:style-name="P3">2 estás enredado pelos teus lábios; estás preso pelas palavras da tua boca.</text:p>
        <text:p text:style-name="P3">3 Faze pois isto agora, filho meu, e livra-te, pois já caíste nas mãos do teu próximo; vai, humilha-te, e importuna o teu próximo;</text:p>
        <text:p text:style-name="P3">4 não dês sono aos teus olhos, nem adormecimento às tuas pálpebras;</text:p>
        <text:p text:style-name="P3">5 livra-te como a gazela da mão do caçador, e como a ave da mão do passarinheiro.</text:p>
        <text:p text:style-name="P3">6 Vai ter com a formiga, ó preguiçoso, considera os seus caminhos, e sê sábio;</text:p>
        <text:p text:style-name="P3">7 a qual, não tendo chefe, nem superintendente, nem governador,</text:p>
        <text:p text:style-name="P3">8 no verão faz a provisão do seu mantimento, e ajunta o seu alimento no tempo da ceifa.</text:p>
        <text:p text:style-name="P3">9 o preguiçoso, até quando ficarás deitador? quando te levantarás do teu sono?</text:p>
        <text:p text:style-name="P3">10 um pouco para dormir, um pouco para toscanejar, um pouco para cruzar as mãos em repouso;</text:p>
        <text:p text:style-name="P3">11 assim te sobrevirá a tua pobreza como um ladrão, e a tua necessidade como um homem armado.</text:p>
        <text:p text:style-name="P3">12 O homem vil, o homem iníquo, anda com a perversidade na boca,</text:p>
        <text:p text:style-name="P3">13 pisca os olhos, faz sinais com os pés, e acena com os dedos;</text:p>
        <text:p text:style-name="P3">14 perversidade há no seu coração; todo o tempo maquina o mal; anda semeando contendas.</text:p>
        <text:p text:style-name="P3"><text:soft-page-break/>15 Pelo que a sua destruição virá repentinamente; subitamente será quebrantado, sem que haja cura.</text:p>
        <text:p text:style-name="P3">16 Há seis coisas que Iavé detesta; sim, há sete que ele abomina:</text:p>
        <text:p text:style-name="P3">17 olhos altivos, língua mentirosa, e mãos que derramam sangue inocente;</text:p>
        <text:p text:style-name="P3">18 coração que maquina projetos iníquos, pés que se apressam a correr para o mal;</text:p>
        <text:p text:style-name="P3">19 testemunha falsa que profere mentiras, e o que semeia contendas entre irmãos.</text:p>
        <text:p text:style-name="P3">20 Filho meu, guarda o mandamento de, teu pai, e não abandones a instrução de tua mãe;</text:p>
        <text:p text:style-name="P3">21 ata-os perpetuamente ao teu coração, e pendura-os ao teu pescoço.</text:p>
        <text:p text:style-name="P3">22 Quando caminhares, isso te guiará; quando te deitares, te guardará; quando acordares, falará contigo.</text:p>
        <text:p text:style-name="P3">23 Porque o mandamento é uma lâmpada, e a instrução uma luz; e as repreensões da disciplina são o caminho da vida,</text:p>
        <text:p text:style-name="P3">24 para te guardarem da mulher má, e das lisonjas da língua da adúltera.</text:p>
        <text:p text:style-name="P3">25 Não cobices no teu coração a sua formosura, nem te deixes prender pelos seus olhares.</text:p>
        <text:p text:style-name="P3">26 Porque o preço da prostituta é apenas um bocado de pão, mas a adúltera anda à caça da própria vida do homem.</text:p>
        <text:p text:style-name="P3">27 Pode alguém tomar fogo no seu seio, sem que os seus vestidos se queimem?</text:p>
        <text:p text:style-name="P3">28 Ou andará sobre as brasas sem que se queimem os seus pés?</text:p>
        <text:p text:style-name="P3">29 Assim será o que entrar à mulher do seu proximo; não ficará inocente quem a tocar.</text:p>
        <text:p text:style-name="P3">30 Não é desprezado o ladrão, mesmo quando furta para saciar a fome?</text:p>
        <text:p text:style-name="P3">31 E, se for apanhado, pagará sete vezes tanto, dando até todos os bens de sua casa.</text:p>
        <text:p text:style-name="P4">32 O que adultera com uma mulher é falto de entendimento; destrói-se a si mesmo, quem assim procede.</text:p>
        <text:p text:style-name="P4">33 Receberá feridas e ignomínia, e sua vergonha nunca se apagará;</text:p>
        <text:p text:style-name="P3">34 porque o ciúme enfurece ao marido, que de maneira nenhuma poupará no dia da vingança.</text:p>
        <text:p text:style-name="P3">35 Não aceitará resgate algum, nem se aplacará, ainda que multipliques os presentes.</text:p>
      </text:section>
      <text:section text:style-name="Sect1" text:name="Seção490">
        <text:h text:style-name="P6" text:outline-level="2"><text:bookmark text:name="cap713"/>PROVÉRBIOS-[Capítulo 7]</text:h>
        <text:p text:style-name="P3">1 Filho meu, guarda as minhas palavras, e entesoura contigo os meus mandamentos.</text:p>
        <text:p text:style-name="P3">2 Observa os meus mandamentos e vive; guarda a minha lei, como a menina dos teus olhos.</text:p>
        <text:p text:style-name="P3">3 Ata-os aos teus dedos, escreve-os na tábua do teu coração.</text:p>
        <text:p text:style-name="P3">4 Dize à sabedoria: Tu és minha irmã; e chama ao entendimento teu amigo íntimo,</text:p>
        <text:p text:style-name="P3">5 para te guardarem da mulher alheia, da adúltera, que lisonjeia com as suas palavras.</text:p>
        <text:p text:style-name="P3">6 Porque da janela da minha casa, por minhas grades olhando eu,</text:p>
        <text:p text:style-name="P3">7 vi entre os simples, divisei entre os jovens, um mancebo falto de juízo,</text:p>
        <text:p text:style-name="P3">8 que passava pela rua junto à esquina da mulher adúltera e que seguia o caminho da sua casa,</text:p>
        <text:p text:style-name="P3">9 no crepúsculo, à tarde do dia, à noite fechada e na escuridão;</text:p>
        <text:p text:style-name="P3"><text:soft-page-break/>10 e eis que uma mulher lhe saiu ao encontro, ornada à moda das prostitutas, e astuta de coração.</text:p>
        <text:p text:style-name="P3">11 Ela é turbulenta e obstinada; não param em casa os seus pés;</text:p>
        <text:p text:style-name="P3">12 ora está ela pelas ruas, ora pelas praças, espreitando por todos os cantos.</text:p>
        <text:p text:style-name="P3">13 Pegou dele, pois, e o beijou; e com semblante impudico lhe disse:</text:p>
        <text:p text:style-name="P3">14 Sacrifícios pacíficos tenho comigo; hoje paguei os meus votos.</text:p>
        <text:p text:style-name="P3">15 Por isso saí ao teu encontro a buscar-te diligentemente, e te achei.</text:p>
        <text:p text:style-name="P3">16 Já cobri a minha cama de cobertas, de colchas de linho do Egito.</text:p>
        <text:p text:style-name="P3">17 Já perfumei o meu leito com mirra, aloés e cinamomo.</text:p>
        <text:p text:style-name="P3">18 Vem, saciemo-nos de amores até pela manhã; alegremo-nos com amores.</text:p>
        <text:p text:style-name="P3">19 Porque meu marido não está em casa; foi fazer uma jornada ao longe;</text:p>
        <text:p text:style-name="P3">20 um saquitel de dinheiro levou na mão; só lá para o dia da lua cheia voltará para casa.</text:p>
        <text:p text:style-name="P3">21 Ela o faz ceder com a multidão das suas palavras sedutoras, com as lisonjas dos seus lábios o arrasta.</text:p>
        <text:p text:style-name="P3">22 Ele a segue logo, como boi que vai ao matadouro, e como o louco ao castigo das prisões;</text:p>
        <text:p text:style-name="P3">23 até que uma flecha lhe atravesse o fígado, como a ave que se apressa para o laço, sem saber que está armado contra a sua vida.</text:p>
        <text:p text:style-name="P3">24 Agora, pois, filhos, ouvi-me, e estai atentos às palavras da minha boca.</text:p>
        <text:p text:style-name="P3">25 Não se desvie para os seus caminhos o teu coração, e não andes perdido nas suas veredas.</text:p>
        <text:p text:style-name="P3">26 Porque ela a muitos tem feito cair feridos; e são muitíssimos os que por ela foram mortos.</text:p>
        <text:p text:style-name="P3">27 Caminho d<text:span text:style-name="T1">a cova</text:span> é a sua casa, o qual desce às câmaras da morte.</text:p>
      </text:section>
      <text:section text:style-name="Sect1" text:name="Seção491">
        <text:h text:style-name="P6" text:outline-level="2"><text:bookmark text:name="cap814"/>PROVÉRBIOS-[Capítulo 8]</text:h>
        <text:p text:style-name="P3">1 Não clama porventura a sabedoria, e não faz o entendimento soar a sua voz?</text:p>
        <text:p text:style-name="P3">2 No cume das alturas, junto ao caminho, nas encruzilhadas das veredas ela se coloca.</text:p>
        <text:p text:style-name="P3">3 Junto às portas, à entrada da cidade, e à entrada das portas está clamando:</text:p>
        <text:p text:style-name="P3">4 A vós, ó homens, clamo; e a minha voz se dirige aos filhos dos homens.</text:p>
        <text:p text:style-name="P3">5 Aprendei, ó simples, a prudência; entendei, ó loucos, a sabedoria.</text:p>
        <text:p text:style-name="P3">6 Ouvi vós, porque profiro coisas excelentes; os meus lábios se abrem para a eqüidade.</text:p>
        <text:p text:style-name="P3">7 Porque a minha boca profere a verdade, os meus lábios abominam a impiedade.</text:p>
        <text:p text:style-name="P3">8 Justas são todas as palavras da minha boca; não há nelas nenhuma coisa tortuosa nem perversa.</text:p>
        <text:p text:style-name="P3">9 Todas elas são retas para o que bem as entende, e justas para os que acham o conhecimento.</text:p>
        <text:p text:style-name="P3">10 Aceitai antes a minha correção, e não a prata; e o conhecimento, antes do que o ouro escolhido.</text:p>
        <text:p text:style-name="P3">11 Porque melhor é a sabedoria do que as jóias; e de tudo o que se deseja nada se pode comparar com ela.</text:p>
        <text:p text:style-name="P3">12 Eu, a sabedoria, habito com a prudência, e possuo o conhecimento e a discrição.</text:p>
        <text:p text:style-name="P3">13 O temor de Iavé é odiar o mal; a soberba, e a arrogância, e o mau caminho, e a boca perversa, eu os odeio.</text:p>
        <text:p text:style-name="P3"><text:soft-page-break/>14 Meu é o conselho, e a verdadeira sabedoria; eu sou o entendimento; minha é a fortaleza.</text:p>
        <text:p text:style-name="P3">15 Por mim reinam os reis, e os príncipes decretam o que justo.</text:p>
        <text:p text:style-name="P3">16 Por mim governam os príncipes e os nobres, sim, todos os juízes da terra.</text:p>
        <text:p text:style-name="P3">17 Eu amo aos que me amam, e os que diligentemente me buscam me acharão.</text:p>
        <text:p text:style-name="P3">18 Riquezas e honra estão comigo; sim, riquezas duráveis e justiça.</text:p>
        <text:p text:style-name="P3">19 Melhor é o meu fruto do que o ouro, sim, do que o ouro refinado; e a minha renda melhor do que a prata escolhida.</text:p>
        <text:p text:style-name="P3">20 Ando pelo caminho da retidão, no meio das veredas da justiça,</text:p>
        <text:p text:style-name="P3">21 dotando de bens permanentes os que me amam, e enchendo os seus tesouros.</text:p>
        <text:p text:style-name="P3">22 Iavé me criou como a primeira das suas obras, o princípio dos seus feitos mais antigos.</text:p>
        <text:p text:style-name="P3">23 Desde a eternidade fui constituída, desde o princípio, antes de existir a terra.</text:p>
        <text:p text:style-name="P3">24 Antes de haver abismos, fui gerada, e antes ainda de haver fontes cheias d'água.</text:p>
        <text:p text:style-name="P3">25 Antes que os montes fossem firmados, antes dos outeiros eu nasci,</text:p>
        <text:p text:style-name="P4">26 quando ele ainda não tinha feito a terra com seus campos, nem sequer o princípio do pó do mundo.</text:p>
        <text:p text:style-name="P4">27 Quando ele preparava os céus, aí estava eu; quando traçava um círculo sobre a face do abismo,</text:p>
        <text:p text:style-name="P3">28 quando estabelecia o firmamento em cima, quando se firmavam as fontes do abismo,</text:p>
        <text:p text:style-name="P3">29 quando ele fixava ao mar o seu termo, para que as águas não traspassassem o seu mando, quando traçava os fundamentos da terra,</text:p>
        <text:p text:style-name="P3">30 então eu estava ao seu lado como arquiteto; e era cada dia as suas delícias, alegrando-me perante ele em todo o tempo;</text:p>
        <text:p text:style-name="P3">31 folgando no seu mundo habitável, e achando as minhas delícias com os filhos dos homens.</text:p>
        <text:p text:style-name="P3">32 Agora, pois, filhos, ouvi-me; porque felizes são os que guardam os meus caminhos.</text:p>
        <text:p text:style-name="P3">33 Ouvi a correção, e sede sábios; e não a rejeiteis.</text:p>
        <text:p text:style-name="P3">34 Feliz é o homem que me dá ouvidos, velando cada dia às minhas entradas, esperando junto às ombreiras da minha porta.</text:p>
        <text:p text:style-name="P3">35 Porque o que me achar achará a vida, e alcançará o favor de Iavé.</text:p>
        <text:p text:style-name="P3">36 Mas o que pecar contra mim fará mal à sua própria alma; todos os que me odeiam amam a morte.</text:p>
      </text:section>
      <text:section text:style-name="Sect1" text:name="Seção492">
        <text:h text:style-name="P6" text:outline-level="2"><text:bookmark text:name="cap914"/>PROVÉRBIOS-[Capítulo 9]</text:h>
        <text:p text:style-name="P3">1 A sabedoria já edificou a sua casa, já lavrou as suas sete colunas;</text:p>
        <text:p text:style-name="P3">2 já imolou as suas vítimas, misturou o seu vinho, e preparou a sua mesa.</text:p>
        <text:p text:style-name="P3">3 Já enviou as suas criadas a clamar sobre as alturas da cidade, dizendo:</text:p>
        <text:p text:style-name="P3">4 Quem é simples, volte-se para cá. Aos faltos de entendimento diz:</text:p>
        <text:p text:style-name="P3">5 Vinde, comei do meu pão, e bebei do vinho que tenho misturado.</text:p>
        <text:p text:style-name="P3">6 Deixai a insensatez, e vivei; e andai pelo caminho do entendimento.</text:p>
        <text:p text:style-name="P3">7 O que repreende ao escarnecedor, traz afronta sobre si; e o que censura ao ímpio, recebe a sua mancha.</text:p>
        <text:p text:style-name="P3">8 Não repreendas ao escarnecedor, para que não te odeie; repreende ao sábio, e amar-te-á.</text:p>
        <text:p text:style-name="P3"><text:soft-page-break/>9 Instrui ao sábio, e ele se fará mais, sábio; ensina ao justo, e ele crescerá em entendimento.</text:p>
        <text:p text:style-name="P3">10 O temor de Iavé é o princípio sabedoria; e o conhecimento do Santo é o entendimento.</text:p>
        <text:p text:style-name="P3">11 Porque por mim se multiplicam os teus dias, e anos de vida se te acrescentarão.</text:p>
        <text:p text:style-name="P3">12 Se fores sábio, para ti mesmo o serás; e, se fores escarnecedor, tu só o suportarás.</text:p>
        <text:p text:style-name="P3">13 A mulher tola é alvoroçadora; é insensata, e não conhece o pudor.</text:p>
        <text:p text:style-name="P3">14 Senta-se à porta da sua casa ou numa cadeira, nas alturas da cidade,</text:p>
        <text:p text:style-name="P3">15 chamando aos que passam e seguem direitos o seu caminho:</text:p>
        <text:p text:style-name="P3">16 Quem é simples, volte-se para cá! E aos faltos de entendimento diz:</text:p>
        <text:p text:style-name="P3">17 As águas roubadas são doces, e o pão comido às ocultas é agradável.</text:p>
        <text:p text:style-name="P3">18 Mas ele não sabe que ali estão os mortos; que os seus convidados estão nas profundezas d<text:span text:style-name="T1">a sepultura</text:span>.</text:p>
      </text:section>
      <text:section text:style-name="Sect1" text:name="Seção493">
        <text:h text:style-name="P6" text:outline-level="2"><text:bookmark text:name="cap1014"/>PROVÉRBIOS-[Capítulo 10]</text:h>
        <text:p text:style-name="P3">1 Provérbios de Salomão. Um filho sábio alegra a seu pai; mas um filho insensato é a tristeza de sua mae.</text:p>
        <text:p text:style-name="P3">2 Os tesouros da impiedade de nada aproveitam; mas a justiça livra da morte.</text:p>
        <text:p text:style-name="P3">3 Iavé não deixa o justo passar fome; mas o desejo dos ímpios ele rechaça.</text:p>
        <text:p text:style-name="P3">4 O que trabalha com mão remissa empobrece; mas a mão do diligente enriquece.</text:p>
        <text:p text:style-name="P3">5 O que ajunta no verão é filho prudente; mas o que dorme na sega é filho que envergonha.</text:p>
        <text:p text:style-name="P3">6 Bênçãos caem sobre a cabeça do justo; porém a boca dos ímpios esconde a violência.</text:p>
        <text:p text:style-name="P3">7 A memória do justo é abençoada; mas o nome dos ímpios apodrecerá.</text:p>
        <text:p text:style-name="P3">8 O sábio de coração aceita os mandamentos; mas o insensato palra dor cairá.</text:p>
        <text:p text:style-name="P3">9 Quem anda em integridade anda seguro; mas o que perverte os seus caminhos será conhecido.</text:p>
        <text:p text:style-name="P3">10 O que acena com os olhos dá dores; e o insensato palrador cairá.</text:p>
        <text:p text:style-name="P3">11 A boca do justo é manancial de vida, porém a boca dos ímpios esconde a violência.</text:p>
        <text:p text:style-name="P3">12 O ódio excita contendas; mas o amor cobre todas as transgressões.</text:p>
        <text:p text:style-name="P3">13 Nos lábios do entendido se acha a sabedoria; mas a vara é para as costas do que é falto de entendimento.</text:p>
        <text:p text:style-name="P3">14 Os sábios entesouram o conhecimento; porém a boca do insensato é uma destruição iminente.</text:p>
        <text:p text:style-name="P3">15 Os bens do rico são a sua cidade forte; a ruína dos pobres é a sua pobreza.</text:p>
        <text:p text:style-name="P3">16 O trabalho do justo conduz à vida; a renda do ímpio, para o pecado.</text:p>
        <text:p text:style-name="P3">17 O que atende à instrução está na vereda da vida; mas o que rejeita a repreensão anda errado.</text:p>
        <text:p text:style-name="P3">18 O que encobre o ódio tem lábios falsos; e o que espalha a calúnia é um insensato.</text:p>
        <text:p text:style-name="P3">19 Na multidão de palavras não falta transgressão; mas o que refreia os seus lábios é prudente.</text:p>
        <text:p text:style-name="P3">20 A língua do justo é prata escolhida; o coração dos ímpios é de pouco valor.</text:p>
        <text:p text:style-name="P3"><text:soft-page-break/>21 Os lábios do justo apascentam a muitos; mas os insensatos, por falta de entendimento, morrem.</text:p>
        <text:p text:style-name="P3">22 A bênção de Iavé é que enriquece; e ele não a faz seguir de dor alguma.</text:p>
        <text:p text:style-name="P3">23 E um divertimento para o insensato o praticar a iniqüidade; mas a conduta sábia é o prazer do homem entendido.</text:p>
        <text:p text:style-name="P3">24 O que o ímpio teme, isso virá sobre ele; mas aos justos se lhes concederá o seu desejo.</text:p>
        <text:p text:style-name="P4">25 Como passa a tempestade, assim desaparece o impio; mas o justo tem fundamentos eternos.</text:p>
        <text:p text:style-name="P4">26 Como vinagre para os dentes, como fumaça para os olhos, assim é o preguiçoso para aqueles que o mandam.</text:p>
        <text:p text:style-name="P3">27 O temor de Iavé aumenta os dias; mas os anos os impios serão abreviados.</text:p>
        <text:p text:style-name="P3">28 A esperança dos justos é alegria; mas a expectação dos ímpios perecerá.</text:p>
        <text:p text:style-name="P3">29 O caminho de Iavé é fortaleza para os retos; mas é destruição para os que praticam a iniqüidade.</text:p>
        <text:p text:style-name="P3">30 O justo nunca será abalado; mas os ímpios não habitarão a terra.</text:p>
        <text:p text:style-name="P3">31 A boca do justo produz sabedoria; porém a língua perversa será desarraigada.</text:p>
        <text:p text:style-name="P3">32 Os lábios do justo sabem o que agrada; porém a boca dos ímpios fala perversidades.</text:p>
      </text:section>
      <text:section text:style-name="Sect1" text:name="Seção494">
        <text:h text:style-name="P6" text:outline-level="2"><text:bookmark text:name="cap1117"/>PROVÉRBIOS-[Capítulo 11]</text:h>
        <text:p text:style-name="P3">1 A balança enganosa é abominação para Iavé; mas o peso justo é o seu prazer.</text:p>
        <text:p text:style-name="P3">2 Quando vem a soberba, então vem a desonra; mas com os humildes está a sabedoria.</text:p>
        <text:p text:style-name="P3">3 A integridade dos retos os guia; porém a perversidade dos desleais os destrói.</text:p>
        <text:p text:style-name="P3">4 De nada aproveitam as riquezas no dia da ira; porém a justiça livra da morte.</text:p>
        <text:p text:style-name="P3">5 A justiça dos perfeitos endireita o seu caminho; mas o ímpio cai pela sua impiedade.</text:p>
        <text:p text:style-name="P3">6 A justiça dos retos os livra; mas os traiçoeiros são apanhados nas, suas próprias cobiças.</text:p>
        <text:p text:style-name="P3">7 Morrendo o ímpio, perece a sua esperança; e a expectativa da iniqüidade.</text:p>
        <text:p text:style-name="P3">8 O justo é libertado da angústia; e o ímpio fica em seu lugar.</text:p>
        <text:p text:style-name="P3">9 O hipócrita com a boca arruína o seu proximo; mas os justos são libertados pelo conhecimento.</text:p>
        <text:p text:style-name="P3">10 Quando os justos prosperam, exulta a cidade; e quando perecem os ímpios, há júbilo.</text:p>
        <text:p text:style-name="P3">11 Pela bênção dos retos se exalta a cidade; mas pela boca dos ímpios é derrubada.</text:p>
        <text:p text:style-name="P3">12 Quem despreza o seu próximo é falto de senso; mas o homem de entendimento se cala.</text:p>
        <text:p text:style-name="P3">13 O que anda mexericando revela segredos; mas o fiel de espírito encobre o negócio.</text:p>
        <text:p text:style-name="P3">14 Quando não há sábia direção, o povo cai; mas na multidão de conselheiros há segurança.</text:p>
        <text:p text:style-name="P3">15 Decerto sofrerá prejuízo aquele que fica por fiador do estranho; mas o que aborrece a fiança estará seguro.</text:p>
        <text:p text:style-name="P3">16 A mulher aprazível obtém honra, e os homens violentos obtêm riquezas.</text:p>
        <text:p text:style-name="P3">17 O homem bondoso faz bem à sua, própria alma; mas o cruel faz mal a si mesmo.</text:p>
        <text:p text:style-name="P3"><text:soft-page-break/>18 O ímpio recebe um salário ilusório; mas o que semeia justiça recebe galardão seguro.</text:p>
        <text:p text:style-name="P4">19 Quem é fiel na retidão encaminha, para a vida, e aquele que segue o mal encontra a morte.</text:p>
        <text:p text:style-name="P4">20 Abominação para Iavé são os perversos de coração; mas os que são perfeitos em seu caminho são o seu deleite.</text:p>
        <text:p text:style-name="P3">21 Decerto o homem mau não ficará sem castigo; porém a descendência dos justos será livre.</text:p>
        <text:p text:style-name="P3">22 Como jóia de ouro em focinho de porca, assim é a mulher formosa que se aparta da discrição.</text:p>
        <text:p text:style-name="P3">23 O desejo dos justos é somente o bem; porém a expectativa dos ímpios é a ira.</text:p>
        <text:p text:style-name="P3">24 Um dá liberalmente, e se torna mais rico; outro retém mais do que é justo, e se empobrece.</text:p>
        <text:p text:style-name="P3">25 A alma generosa prosperará, e o que regar também será regado.</text:p>
        <text:p text:style-name="P3">26 Ao que retém o trigo o povo o amaldiçoa; mas bênção haverá sobre a cabeça do que o vende.</text:p>
        <text:p text:style-name="P3">27 O que busca diligentemente o bem, busca favor; mas ao que procura o mal, este lhe sobrevirá.</text:p>
        <text:p text:style-name="P3">28 Aquele que confia nas suas riquezas, cairá; mas os justos reverdecerão como a folhagem.</text:p>
        <text:p text:style-name="P3">29 O que perturba a sua casa herdará o vento; e o insensato será servo do entendido de coração.</text:p>
        <text:p text:style-name="P3">30 O fruto do justo é árvore de vida; e o que ganha almas sábio é.</text:p>
        <text:p text:style-name="P3">31 Eis que o justo é castigado na terra; quanto mais o ímpio e o pecador!</text:p>
      </text:section>
      <text:section text:style-name="Sect1" text:name="Seção495">
        <text:h text:style-name="P6" text:outline-level="2"><text:bookmark text:name="cap1215"/>PROVÉRBIOS-[Capítulo 12]</text:h>
        <text:p text:style-name="P3">1 O que ama a correção ama o conhecimento; mas o que aborrece a repreensão é insensato.</text:p>
        <text:p text:style-name="P3">2 O homem de bem alcançará o favor de Iavé; mas ao homem de perversos desígnios ele condenará.</text:p>
        <text:p text:style-name="P3">3 O homem não se estabelece pela impiedade; a raiz dos justos, porém, nunca será, removida.</text:p>
        <text:p text:style-name="P3">4 A mulher virtuosa é a coroa do seu marido; porém a que procede vergonhosamente é como apodrecimento nos seus ossos.</text:p>
        <text:p text:style-name="P3">5 Os pensamentos do justo são retos; mas os conselhos do ímpio são falsos.</text:p>
        <text:p text:style-name="P3">6 As palavras dos ímpios são emboscadas para derramarem sangue; a boca dos retos, porém, os livrará.</text:p>
        <text:p text:style-name="P3">7 Transtornados serão os ímpios, e não serão mais; porém a casa dos justos permanecerá.</text:p>
        <text:p text:style-name="P3">8 Segundo o seu entendimento é louvado o homem; mas o perverso decoração é desprezado.</text:p>
        <text:p text:style-name="P3">9 Melhor é o que é estimado em pouco e tem servo, do que quem se honra a si mesmo e tem falta de pão.</text:p>
        <text:p text:style-name="P3">10 O justo olha pela vida dos seus animais; porém as entranhas dos ímpios são crueis.</text:p>
        <text:p text:style-name="P4">11 O que lavra a sua terra se fartará de pão; mas o que segue os ociosos é falto de entendimento.</text:p>
        <text:p text:style-name="P4">12 Deseja o ímpio o despojo dos maus; porém a raiz dos justos produz o seu próprio fruto.</text:p>
        <text:p text:style-name="P3"><text:soft-page-break/>13 Pela transgressão dos lábios se enlaça o mau; mas o justo escapa da angústia.</text:p>
        <text:p text:style-name="P3">14 Do fruto das suas palavras o homem se farta de bem; e das obras das suas mãos se lhe retribui.</text:p>
        <text:p text:style-name="P3">15 O caminho do insensato é reto aos seus olhos; mas o que dá ouvidos ao conselho é sábio.</text:p>
        <text:p text:style-name="P3">16 A ira do insensato logo se revela; mas o prudente encobre a afronta.</text:p>
        <text:p text:style-name="P3">17 Quem fala a verdade manifesta a justiça; porém a testemunha falsa produz a fraude.</text:p>
        <text:p text:style-name="P3">18 Há palrador cujas palavras ferem como espada; porém a língua dos sábios traz saúde.</text:p>
        <text:p text:style-name="P3">19 O lábio veraz permanece para sempre; mas a língua mentirosa dura só um momento.</text:p>
        <text:p text:style-name="P3">20 Engano há no coração dos que maquinam o mal; mas há gozo para os que aconselham a paz.</text:p>
        <text:p text:style-name="P3">21 Nenhuma desgraça sobrevém ao justo; mas os ímpios ficam cheios de males.</text:p>
        <text:p text:style-name="P3">22 Os lábios mentirosos são abomináveis a Iavé; mas os que praticam a verdade são o seu deleite.</text:p>
        <text:p text:style-name="P3">23 O homem prudente encobre o conhecimento; mas o coração dos tolos proclama a estultícia.</text:p>
        <text:p text:style-name="P3">24 A mão dos diligentes dominará; mas o indolente será tributário servil.</text:p>
        <text:p text:style-name="P3">25 A ansiedade no coração do homem o abate; mas uma boa palavra o alegra.</text:p>
        <text:p text:style-name="P3">26 O justo é um guia para o seu próximo; mas o caminho dos ímpios os faz errar.</text:p>
        <text:p text:style-name="P3">27 O preguiçoso não apanha a sua caça; mas o bem precioso do homem é para o diligente.</text:p>
        <text:p text:style-name="P3">28 Na vereda da justiça está a vida; e no seu caminho não há morte.</text:p>
      </text:section>
      <text:section text:style-name="Sect1" text:name="Seção496">
        <text:h text:style-name="P6" text:outline-level="2"><text:bookmark text:name="cap1314"/>PROVÉRBIOS-[Capítulo 13]</text:h>
        <text:p text:style-name="P3">1 O filho sábio ouve a instrução do pai; mas o escarnecedor não escuta a repreensão.</text:p>
        <text:p text:style-name="P3">2 Do fruto da boca o homem come o bem; mas o apetite dos prevaricadores alimenta-se da violência.</text:p>
        <text:p text:style-name="P3">3 O que guarda a sua boca preserva a sua vida; mas o que muito abre os seus lábios traz sobre si a ruína.</text:p>
        <text:p text:style-name="P3">4 O preguiçoso deseja, e coisa nenhuma alcança; mas o desejo do diligente será satisfeito.</text:p>
        <text:p text:style-name="P3">5 O justo odeia a palavra mentirosa, mas o ímpio se faz odioso e se cobre de vergonha.</text:p>
        <text:p text:style-name="P3">6 A justiça guarda ao que é reto no seu caminho; mas a perversidade transtorna o pecador.</text:p>
        <text:p text:style-name="P4">7 Há quem se faça rico, não tendo coisa alguma; e quem se faça pobre, tendo grande riqueza.</text:p>
        <text:p text:style-name="P4">8 O resgate da vida do homem são as suas riquezas; mas o pobre não tem meio de se resgatar.</text:p>
        <text:p text:style-name="P3">9 A luz dos justos alegra; porem a lâmpada dos impios se apagará.</text:p>
        <text:p text:style-name="P3">10 Da soberba só provém a contenda; mas com os que se aconselham se acha a sabedoria.</text:p>
        <text:p text:style-name="P3">11 A riqueza adquirida às pressas diminuira; mas quem a ajunta pouco a pouco terá aumento.</text:p>
        <text:p text:style-name="P3"><text:soft-page-break/>12 A esperança adiada entristece o coração; mas o desejo cumprido é árvore devida.</text:p>
        <text:p text:style-name="P3">13 O que despreza a palavra traz sobre si a destruição; mas o que teme o mandamento será galardoado.</text:p>
        <text:p text:style-name="P3">14 O ensino do sábio é uma fonte devida para desviar dos laços da morte.</text:p>
        <text:p text:style-name="P3">15 O bom senso alcança favor; mas o caminho dos prevaricadores é aspero:</text:p>
        <text:p text:style-name="P3">16 Em tudo o homem prudente procede com conhecimento; mas o tolo espraia a sua insensatez.</text:p>
        <text:p text:style-name="P3">17 O mensageiro perverso faz cair no mal; mas o embaixador fiel traz saúde.</text:p>
        <text:p text:style-name="P3">18 Pobreza e afronta virão ao que rejeita a correção; mas o que guarda a repreensão será honrado.</text:p>
        <text:p text:style-name="P3">19 O desejo que se cumpre deleita a alma; mas apartar-se do ma e abominação para os tolos.</text:p>
        <text:p text:style-name="P3">20 Quem anda com os sábios será sábio; mas o companheiro dos tolos sofre aflição.</text:p>
        <text:p text:style-name="P3">21 O mal persegue os pecadores; mas os justos são galardoados com o bem.</text:p>
        <text:p text:style-name="P3">22 O homem de bem deixa uma herança aos filhos de seus filhos; a riqueza do pecador, porém, é reservada para o justo.</text:p>
        <text:p text:style-name="P3">23 Abundância de mantimento há, na lavoura do pobre; mas se perde por falta de juízo.</text:p>
        <text:p text:style-name="P3">24 Aquele que poupa a vara aborrece a seu filho; mas quem o ama, a seu tempo o castiga.</text:p>
        <text:p text:style-name="P3">25 O justo come e fica satisfeito; mas o apetite dos ímpios nunca se satisfaz.</text:p>
      </text:section>
      <text:section text:style-name="Sect1" text:name="Seção497">
        <text:h text:style-name="P6" text:outline-level="2"><text:bookmark text:name="cap1413"/>PROVÉRBIOS-[Capítulo 14]</text:h>
        <text:p text:style-name="P3">1 Toda mulher sábia edifica a sua casa; a insensata, porém, derruba-a com as suas mãos.</text:p>
        <text:p text:style-name="P3">2 Quem anda na sua retidão teme a Iavé; mas aquele que é perverso nos seus caminhos despreza-o.</text:p>
        <text:p text:style-name="P3">3 Na boca do tolo está a vara da soberba, mas os lábios do sábio preservá-lo-ão.</text:p>
        <text:p text:style-name="P3">4 Onde não há bois, a manjedoura está vazia; mas pela força do boi há abundância de colheitas.</text:p>
        <text:p text:style-name="P3">5 A testemunha verdadeira não mentirá; a testemunha falsa, porém, se desboca em mentiras.</text:p>
        <text:p text:style-name="P3">6 O escarnecedor busca sabedoria, e não a encontra; mas para o prudente o conhecimento é fácil.</text:p>
        <text:p text:style-name="P3">7 Vai-te da presença do homem insensato, pois nele não acharás palavras de ciência.</text:p>
        <text:p text:style-name="P3">8 A sabedoria do prudente é entender o seu caminho; porém a estultícia dos tolos é enganar.</text:p>
        <text:p text:style-name="P3">9 A culpa zomba dos insensatos; mas os retos têm o favor de Deus.</text:p>
        <text:p text:style-name="P3">10 O coração conhece a sua própria amargura; e o estranho não participa da sua alegria.</text:p>
        <text:p text:style-name="P3">11 A casa dos ímpios se desfará; porém a tenda dos retos florescerá.</text:p>
        <text:p text:style-name="P3">12 Há um caminho que ao homem parece direito, mas o fim dele conduz à morte.</text:p>
        <text:p text:style-name="P3">13 Até no riso terá dor o coração; e o fim da alegria é tristeza.</text:p>
        <text:p text:style-name="P3">14 Dos seus próprios caminhos se fartará o infiel de coração, como também o homem bom se contentará dos seus.</text:p>
        <text:p text:style-name="P3">15 O simples dá crédito a tudo; mas o prudente atenta para os seus passos.</text:p>
        <text:p text:style-name="P3"><text:soft-page-break/>16 O sábio teme e desvia-se do mal, mas o tolo é arrogante e dá-se por seguro.</text:p>
        <text:p text:style-name="P3">17 Quem facilmente se ira fará doidices; mas o homem discreto é paciente;</text:p>
        <text:p text:style-name="P3">18 Os simples herdam a estultícia; mas os prudentes se coroam de conhecimento.</text:p>
        <text:p text:style-name="P3">19 Os maus inclinam-se perante os bons; e os ímpios diante das portas dos justos.</text:p>
        <text:p text:style-name="P3">20 O pobre é odiado até pelo seu vizinho; mas os amigos dos ricos são muitos.</text:p>
        <text:p text:style-name="P3">21 O que despreza ao seu vizinho peca; mas feliz é aquele que se compadece dos pobres.</text:p>
        <text:p text:style-name="P3">22 Porventura não erram os que maquinam o mal? mas há beneficência e fidelidade para os que planejam o bem.</text:p>
        <text:p text:style-name="P3">23 Em todo trabalho há proveito; meras palavras, porém, só encaminham para a penúria.</text:p>
        <text:p text:style-name="P3">24 A coroa dos sábios é a sua riqueza; porém a estultícia dos tolos não passa de estultícia.</text:p>
        <text:p text:style-name="P3">25 A testemunha verdadeira livra as almas; mas o que fala mentiras é traidor.</text:p>
        <text:p text:style-name="P3">26 No temor de Iavé há firme confiança; e os seus filhos terão um lugar de refúgio.</text:p>
        <text:p text:style-name="P3">27 O temor de Iavé é uma fonte de vida, para o homem se desviar dos laços da morte.</text:p>
        <text:p text:style-name="P3">28 Na multidão do povo está a glória do rei; mas na falta de povo está a ruína do príncipe.</text:p>
        <text:p text:style-name="P3">29 Quem é tardio em irar-se é grande em entendimento; mas o que é de ânimo precipitado exalta a loucura.</text:p>
        <text:p text:style-name="P3">30 O coração tranqüilo é a vida da carne; a inveja, porém, é a podridão dos ossos.</text:p>
        <text:p text:style-name="P3">31 O que oprime ao pobre insulta ao seu Criador; mas honra-o aquele que se compadece do necessitado.</text:p>
        <text:p text:style-name="P3">32 O ímpio é derrubado pela sua malícia; mas o justo até na sua morte acha refúgio.</text:p>
        <text:p text:style-name="P3">33 No coração do prudente repousa a sabedoria; mas no coração dos tolos não é conhecida.</text:p>
        <text:p text:style-name="P3">34 A justiça exalta as nações; mas o pecado é a vergonha dos povos.</text:p>
        <text:p text:style-name="P3">35 O favor do rei é concedido ao servo que procede sabiamente; mas sobre o que procede indignamente cairá o seu furor.</text:p>
      </text:section>
      <text:section text:style-name="Sect1" text:name="Seção498">
        <text:h text:style-name="P6" text:outline-level="2"><text:bookmark text:name="cap1513"/>PROVÉRBIOS-[Capítulo 15]</text:h>
        <text:p text:style-name="P3">1 A resposta branda desvia o furor, mas a palavra dura suscita a ira.</text:p>
        <text:p text:style-name="P3">2 A língua dos sábios destila o conhecimento; porém a boca dos tolos derrama a estultícia.</text:p>
        <text:p text:style-name="P3">3 Os olhos de Iavé estão em todo lugar, vigiando os maus e os bons.</text:p>
        <text:p text:style-name="P3">4 Uma língua suave é árvore de vida; mas a língua perversa quebranta o espírito.</text:p>
        <text:p text:style-name="P3">5 O insensato despreza a correção e seu pai; mas o que atende à admoestação prudentemente se haverá.</text:p>
        <text:p text:style-name="P3">6 Na casa do justo há um grande tesouro; mas nos lucros do ímpio há perturbação.</text:p>
        <text:p text:style-name="P3">7 Os lábios dos sábios difundem conhecimento; mas não o faz o coração dos tolos.</text:p>
        <text:p text:style-name="P4">8 O sacrifício dos ímpios é abominável a Iavé; mas a oração dos retos lhe é agradável.</text:p>
        <text:p text:style-name="P4">9 O caminho do ímpio é abominável a Iavé; mas ele ama ao que segue a justiça.</text:p>
        <text:p text:style-name="P3">10 Há disciplina severa para o que abandona a vereda; e o que aborrece a repreensão morrerá.</text:p>
        <text:p text:style-name="P3"><text:soft-page-break/>11 <text:span text:style-name="T1">A cova</text:span> e o Abadom estão abertos perante Iavé; quanto mais o coração dos filhos dos homens!</text:p>
        <text:p text:style-name="P3">12 O escarnecedor não gosta daquele que o repreende; não irá ter com os sábios.</text:p>
        <text:p text:style-name="P3">13 O coração alegre aformoseia o rosto; mas pela dor do coração o espírito se abate.</text:p>
        <text:p text:style-name="P3">14 O coração do inteligente busca o conhecimento; mas a boca dos tolos se apascenta de estultícia.</text:p>
        <text:p text:style-name="P3">15 Todos os dias do aflito são maus; mas o coração contente tem um banquete contínuo.</text:p>
        <text:p text:style-name="P3">16 Melhor é o pouco com o temor de Iavé, do que um grande tesouro, e com ele a inquietação.</text:p>
        <text:p text:style-name="P3">17 Melhor é um prato de hortaliça, onde há amor, do que o boi gordo, e com ele o ódio.</text:p>
        <text:p text:style-name="P3">18 O homem iracundo suscita contendas; mas o longânimo apazigua a luta.</text:p>
        <text:p text:style-name="P3">19 O caminho do preguiçoso é como a sebe de espinhos; porém a vereda dos justos é uma estrada real.</text:p>
        <text:p text:style-name="P3">20 O filho sábio alegra a seu pai; mas o homem insensato despreza a sua mãe.</text:p>
        <text:p text:style-name="P3">21 A estultícia é alegria para o insensato; mas o homem de entendimento anda retamente.</text:p>
        <text:p text:style-name="P3">22 Onde não há conselho, frustram-se os projetos; mas com a multidão de conselheiros se estabelecem.</text:p>
        <text:p text:style-name="P3">23 O homem alegra-se em dar uma resposta adequada; e a palavra a seu tempo quão boa é!</text:p>
        <text:p text:style-name="P3">24 Para o sábio o caminho da vida é para cima, a fim de que ele se desvie d<text:span text:style-name="T1">a cova</text:span> que é em baixo.</text:p>
        <text:p text:style-name="P3">25 Iavé desarraiga a casa dos soberbos, mas estabelece a herança da viúva.</text:p>
        <text:p text:style-name="P3">26 Os desígnios dos maus são abominação para Iavé; mas as palavras dos limpos lhe são aprazíveis.</text:p>
        <text:p text:style-name="P3">27 O que se dá à cobiça perturba a sua própria casa; mas o que aborrece a peita viverá.</text:p>
        <text:p text:style-name="P3">28 O coração do justo medita no que há de responder; mas a boca dos ímpios derrama coisas más.</text:p>
        <text:p text:style-name="P3">29 Longe está Iavé dos ímpios, mas ouve a oração dos justos.</text:p>
        <text:p text:style-name="P3">30 A luz dos olhos alegra o coração, e boas-novas engordam os ossos.</text:p>
        <text:p text:style-name="P3">31 O ouvido que escuta a advertência da vida terá a sua morada entre os sábios.</text:p>
        <text:p text:style-name="P3">32 Quem rejeita a correção menospreza a sua alma; mas aquele que escuta a advertência adquire entendimento.</text:p>
        <text:p text:style-name="P3">33 O temor de Iavé é a instrução da sabedoria; e adiante da honra vai a humildade.</text:p>
      </text:section>
      <text:section text:style-name="Sect1" text:name="Seção499">
        <text:h text:style-name="P6" text:outline-level="2"><text:bookmark text:name="cap1614"/>PROVÉRBIOS-[Capítulo 16]</text:h>
        <text:p text:style-name="P3">1 Ao homem pertencem os planos do coração; mas a resposta da língua é de Iavé.</text:p>
        <text:p text:style-name="P3">2 Todos os caminhos do homem são limpos aos seus olhos; mas Iavé pesa os espíritos.</text:p>
        <text:p text:style-name="P3">3 Entrega a Iavé as tuas obras, e teus desígnios serão estabelecidos.</text:p>
        <text:p text:style-name="P3">4 Iavé fez tudo para um fim; sim, até o ímpio para o dia do mal.</text:p>
        <text:p text:style-name="P3">5 Todo homem arrogante é abominação a Iavé; certamente não ficará impune.</text:p>
        <text:p text:style-name="P3">6 Pela misericórdia e pela verdade expia-se a iniqüidade; e pelo temor de Iavé os homens se desviam do mal.</text:p>
        <text:p text:style-name="P3"><text:soft-page-break/>7 Quando os caminhos do homem agradam a Iavé, faz que até os seus inimigos tenham paz com ele.</text:p>
        <text:p text:style-name="P3">8 Melhor é o pouco com justiça, do que grandes rendas com injustiça.</text:p>
        <text:p text:style-name="P3">9 O coração do homem propõe o seu caminho; mas Iavé lhe dirige os passos.</text:p>
        <text:p text:style-name="P3">10 Nos lábios do rei acham-se oráculos; em juízo a sua boca não prevarica.</text:p>
        <text:p text:style-name="P3">11 O peso e a balança justos são de Iavé; obra sua são todos os pesos da bolsa.</text:p>
        <text:p text:style-name="P3">12 Abominação é para os reis o praticarem a impiedade; porque com justiça se estabelece o trono.</text:p>
        <text:p text:style-name="P3">13 Lábios justos são o prazer dos reis; e eles amam aquele que fala coisas retas.</text:p>
        <text:p text:style-name="P3">14 O furor do rei é mensageiro da morte; mas o homem sábio o aplacará.</text:p>
        <text:p text:style-name="P3">15 Na luz do semblante do rei está a vida; e o seu favor é como a nuvem de chuva serôdia.</text:p>
        <text:p text:style-name="P3">16 Quanto melhor é adquirir a sabedoria do que o ouro! e quanto mais excelente é escolher o entendimento do que a prata!</text:p>
        <text:p text:style-name="P3">17 A estrada dos retos desvia-se do mal; o que guarda o seu caminho preserva a sua vida.</text:p>
        <text:p text:style-name="P3">18 A soberba precede a destruição, e a altivez do espírito precede a queda.</text:p>
        <text:p text:style-name="P3">19 Melhor é ser humilde de espírito com os mansos, do que repartir o despojo com os soberbos.</text:p>
        <text:p text:style-name="P3">20 O que atenta prudentemente para a palavra prosperará; e feliz é aquele que confia <text:span text:style-name="T2">em</text:span> <text:span text:style-name="T2">Iavé</text:span>.</text:p>
        <text:p text:style-name="P3">21 O sábio de coração será chamado prudente; e a doçura dos lábios aumenta o saber.</text:p>
        <text:p text:style-name="P3">22 O entendimento, para aquele que o possui, é uma fonte de vida, porém a estultícia é o castigo dos insensatos.</text:p>
        <text:p text:style-name="P3">23 O coração do sábio instrui a sua boca, e aumenta o saber nos seus lábios.</text:p>
        <text:p text:style-name="P3">24 Palavras suaves são como favos de mel, doçura para a alma e saúde para o corpo.</text:p>
        <text:p text:style-name="P3">25 Há um caminho que ao homem parece direito, mas o fim dele conduz à morte.</text:p>
        <text:p text:style-name="P3">26 O apetite do trabalhador trabalha por ele, porque a sua fome o incita a isso.</text:p>
        <text:p text:style-name="P3">27 O homem vil suscita o mal; e nos seus lábios há como que um fogo ardente.</text:p>
        <text:p text:style-name="P3">28 O homem perverso espalha contendas; e o difamador separa amigos íntimos.</text:p>
        <text:p text:style-name="P3">29 O homem violento alicia o seu vizinho, e guia-o por um caminho que não é bom.</text:p>
        <text:p text:style-name="P3">30 Quando fecha os olhos fá-lo para maquinar perversidades; quando morde os lábios, efetua o mal.</text:p>
        <text:p text:style-name="P3">31 Coroa de honra são as cãs, a qual se obtém no caminho da justiça.</text:p>
        <text:p text:style-name="P3">32 Melhor é o longânimo do que o valente; e o que domina o seu espírito do que o que toma uma cidade.</text:p>
        <text:p text:style-name="P3">33 A sorte se lança no regaço; mas de Iavé procede toda a disposição dela.</text:p>
      </text:section>
      <text:section text:style-name="Sect1" text:name="Seção500">
        <text:h text:style-name="P6" text:outline-level="2"><text:bookmark text:name="cap1712"/>PROVÉRBIOS-[Capítulo 17]</text:h>
        <text:p text:style-name="P3">1 Melhor é um bocado seco, e com ele a tranqüilidade, do que a casa cheia de festins, com rixas.</text:p>
        <text:p text:style-name="P3">2 O servo prudente dominará sobre o filho que procede indignamente; e entre os irmãos receberá da herança.</text:p>
        <text:p text:style-name="P3">3 O crisol é para a prata, e o forno para o ouro; mas Iavé é que prova os corações.</text:p>
        <text:p text:style-name="P3"><text:soft-page-break/>4 O malfazejo atenta para o lábio iníquo; o mentiroso inclina os ouvidos para a língua maligna.</text:p>
        <text:p text:style-name="P3">5 O que escarnece do pobre insulta ao seu Criador; o que se alegra da calamidade não ficará impune.</text:p>
        <text:p text:style-name="P3">6 Coroa dos velhos são os filhos dos filhos; e a glória dos filhos são seus pais.</text:p>
        <text:p text:style-name="P3">7 Não convém ao tolo a fala excelente; quanto menos ao príncipe o lábio mentiroso!</text:p>
        <text:p text:style-name="P3">8 Pedra preciosa é a peita aos olhos de quem a oferece; para onde quer que ele se volte, serve-lhe de proveito.</text:p>
        <text:p text:style-name="P3">9 O que perdoa a transgressão busca a amizade; mas o que renova a questão, afastam amigos íntimos.</text:p>
        <text:p text:style-name="P3">10 Mais profundamente entra a repreensão no prudente, do que cem açoites no insensato.</text:p>
        <text:p text:style-name="P3">11 O rebelde não busca senão o mal; portanto um mensageiro cruel será enviado contra ele.</text:p>
        <text:p text:style-name="P3">12 Encontre-se o homem com a ursa roubada dos filhotes, mas não com o insensato na sua estultícia.</text:p>
        <text:p text:style-name="P3">13 Quanto àquele que torna mal por bem, não se apartará o mal da sua casa.</text:p>
        <text:p text:style-name="P3">14 O princípio da contenda é como o soltar de águas represadas; deixa por isso a porfia, antes que haja rixas.</text:p>
        <text:p text:style-name="P3">15 O que justifica o ímpio, e o que condena o justo, são abomináveis a Iavé, tanto um como o outro.</text:p>
        <text:p text:style-name="P3">16 De que serve o preço na mão do tolo para comprar a sabedoria, visto que ele não tem entendimento?</text:p>
        <text:p text:style-name="P3">17 O amigo ama em todo o tempo; e para a angústia nasce o irmão.</text:p>
        <text:p text:style-name="P3">18 O homem falto de entendimento compromete-se, tornando-se fiador na presença do seu vizinho.</text:p>
        <text:p text:style-name="P3">19 O que ama a contenda ama a transgressao; o que faz alta a sua porta busca a ruína.</text:p>
        <text:p text:style-name="P3">20 O perverso de coração nunca achará o bem; e o que tem a língua dobre virá a cair no mal.</text:p>
        <text:p text:style-name="P3">21 O que gera um tolo, para sua tristeza o faz; e o pai do insensato não se alegrará.</text:p>
        <text:p text:style-name="P3">22 O coração alegre serve de bom remédio; mas o espírito abatido seca os ossos.</text:p>
        <text:p text:style-name="P3">23 O ímpio recebe do regaço a peita, para perverter as veredas da justiça.</text:p>
        <text:p text:style-name="P3">24 O alvo do inteligente é a sabedoria; mas os olhos do insensato estão nas extremidades da terra.</text:p>
        <text:p text:style-name="P3">25 O filho insensato é tristeza para seu, pai, e amargura para quem o deu à luz.</text:p>
        <text:p text:style-name="P3">26 Não é bom punir ao justo, nem ferir aos nobres por causa da sua retidão.</text:p>
        <text:p text:style-name="P3">27 Refreia as suas palavras aquele que possui o conhecimento; e o homem de entendimento é de espírito sereno.</text:p>
        <text:p text:style-name="P3">28 Até o tolo, estando calado, é tido por sábio; e o que cerra os seus lábios, por entendido.</text:p>
      </text:section>
      <text:section text:style-name="Sect1" text:name="Seção501">
        <text:h text:style-name="P6" text:outline-level="2"><text:bookmark text:name="cap1813"/>PROVÉRBIOS-[Capítulo 18]</text:h>
        <text:p text:style-name="P3">1 Aquele que vive isolado busca seu próprio desejo; insurge-se contra a verdadeira sabedoria.</text:p>
        <text:p text:style-name="P3">2 O tolo não toma prazer no entendimento, mas tão somente em revelar a sua opinião.</text:p>
        <text:p text:style-name="P3">3 Quando vem o ímpio, vem também o desprezo; e com a desonra vem a vergonha.</text:p>
        <text:p text:style-name="P3"><text:soft-page-break/>4 Aguas profundas são as palavras da boca do homem; e a fonte da sabedoria é um ribeiro que corre.</text:p>
        <text:p text:style-name="P3">5 Não é bom ter respeito à pessoa do impio, nem privar o justo do seu direito.</text:p>
        <text:p text:style-name="P3">6 Os lábios do tolo entram em contendas, e a sua boca clama por açoites.</text:p>
        <text:p text:style-name="P3">7 A boca do tolo é a sua própria destruição, e os seus lábios um laço para a sua alma.</text:p>
        <text:p text:style-name="P3">8 As palavras do difamador são como bocados doces, que penetram até o íntimo das entranhas.</text:p>
        <text:p text:style-name="P3">9 Aquele que é remisso na sua obra é irmão do que é destruidor.</text:p>
        <text:p text:style-name="P3">10 Torre forte é o nome de Iavé; para ela corre o justo, e está seguro.</text:p>
        <text:p text:style-name="P3">11 Os bens do rico são a sua cidade forte, e como um muro alto na sua imaginação.</text:p>
        <text:p text:style-name="P3">12 Antes da ruína eleva-se o coração do homem; e adiante da honra vai a humildade.</text:p>
        <text:p text:style-name="P3">13 Responder antes de ouvir, é estultícia e vergonha.</text:p>
        <text:p text:style-name="P3">14 O espírito do homem o sustentará na sua enfermidade; mas ao espírito abatido quem o levantará?</text:p>
        <text:p text:style-name="P3">15 O coração do entendido adquire conhecimento; e o ouvido dos sábios busca conhecimento;</text:p>
        <text:p text:style-name="P3">16 O presente do homem alarga-lhe o caminho, e leva-o à presença dos grandes.</text:p>
        <text:p text:style-name="P3">17 O que primeiro começa o seu pleito parece justo; até que vem o outro e o examina.</text:p>
        <text:p text:style-name="P3">18 A sorte faz cessar os pleitos, e decide entre os poderosos.</text:p>
        <text:p text:style-name="P3">19 um irmão ajudado pelo irmão é como uma cidade fortificada; é forte como os ferrolhos dum castelo.</text:p>
        <text:p text:style-name="P3">20 O homem se fartará do fruto da sua boca; dos renovos dos seus lábios se fartará.</text:p>
        <text:p text:style-name="P3">21 A morte e a vida estão no poder da língua; e aquele que a ama comerá do seu fruto.</text:p>
        <text:p text:style-name="P3">22 Quem encontra uma esposa acha uma coisa boa; e alcança o favor de Iavé.</text:p>
        <text:p text:style-name="P3">23 O pobre fala com rogos; mas o rico responde com durezas.</text:p>
        <text:p text:style-name="P3">24 O homem que tem muitos amigos, tem-nos para a sua ruína; mas há um amigo que é mais chegado do que um irmão.</text:p>
      </text:section>
      <text:section text:style-name="Sect1" text:name="Seção502">
        <text:h text:style-name="P8" text:outline-level="2"><text:bookmark text:name="cap1913"/>PROVÉRBIOS-[Capítulo 19]</text:h>
        <text:h text:style-name="P9" text:outline-level="2"><text:span text:style-name="T4">1 Melhor é o pobre que anda na sua integridade, do que aquele que é perverso de lábios e tolo.</text:span></text:h>
        <text:p text:style-name="P3">2 Não é bom agir sem refletir; e o que se apressa com seus pés erra o caminho.</text:p>
        <text:p text:style-name="P3">3 A estultícia do homem perverte o seu caminho, e o seu coração se irrita contra Iavé.</text:p>
        <text:p text:style-name="P3">4 As riquezas granjeiam muitos amigos; mas do pobre o seu próprio amigo se separa.</text:p>
        <text:p text:style-name="P3">5 A testemunha falsa não ficará impune; e o que profere mentiras não escapará.</text:p>
        <text:p text:style-name="P3">6 Muitos procurarão o favor do liberal; e cada um é amigo daquele que dá presentes.</text:p>
        <text:p text:style-name="P3">7 Todos os irmãos do pobre o aborrecem; quanto mais se afastam dele os seus amigos! persegue-os com súplicas, mas eles já se foram.</text:p>
        <text:p text:style-name="P3">8 O que adquire a sabedoria é amigo de si mesmo; o que guarda o entendimento prosperará.</text:p>
        <text:p text:style-name="P3"><text:soft-page-break/>9 A testemunha falsa não ficará impune, e o que profere mentiras perecerá.</text:p>
        <text:p text:style-name="P3">10 Ao tolo não convém o luxo; quanto menos ao servo dominar os príncipes!</text:p>
        <text:p text:style-name="P3">11 A discrição do homem fá-lo tardio em irar-se; e sua glória está em esquecer ofensas.</text:p>
        <text:p text:style-name="P3">12 A ira do rei é como o bramido o leão; mas o seu favor é como o orvalho sobre a erva.</text:p>
        <text:p text:style-name="P3">13 O filho insensato é a calamidade do pai; e as rixas da mulher são uma goteira contínua.</text:p>
        <text:p text:style-name="P3">14 Casa e riquezas são herdadas dos pais; mas a mulher prudente vem de Iavé.</text:p>
        <text:p text:style-name="P4">15 A preguiça faz cair em profundo sono; e o ocioso padecerá fome.</text:p>
        <text:p text:style-name="P4">16 Quem guarda o mandamento guarda a sua alma; mas aquele que não faz caso dos seus caminhos morrerá.</text:p>
        <text:p text:style-name="P3">17 O que se compadece do pobre empresta a Iavé, que lhe retribuirá o seu benefício.</text:p>
        <text:p text:style-name="P3">18 Corrige a teu filho enquanto há esperança; mas não te incites a destruí-lo.</text:p>
        <text:p text:style-name="P3">19 Homem de grande ira tem de sofrer o castigo; porque se o livrares, terás de o fazer de novo.</text:p>
        <text:p text:style-name="P3">20 Ouve o conselho, e recebe a correção, para que sejas sábio nos teus últimos dias.</text:p>
        <text:p text:style-name="P3">21 Muitos são os planos no coração do homem; mas o desígnio de Iavé, esse prevalecerá.</text:p>
        <text:p text:style-name="P3">22 O que faz um homem desejável é a sua benignidade; e o pobre é melhor do que o mentiroso.</text:p>
        <text:p text:style-name="P3">23 O temor de Iavé encaminha para a vida; aquele que o tem ficará satisfeito, e mal nenhum o visitará.</text:p>
        <text:p text:style-name="P3">24 O preguiçoso esconde a sua mão no prato, e nem ao menos quer levá-la de novo à boca.</text:p>
        <text:p text:style-name="P3">25 Fere ao escarnecedor, e o simples aprenderá a prudência; repreende ao que tem entendimento, e ele crescerá na ciencia.</text:p>
        <text:p text:style-name="P3">26 O que aflige a seu pai, e faz fugir a sua mãe, é filho que envergonha e desonra.</text:p>
        <text:p text:style-name="P3">27 Cessa, filho meu, de ouvir a instrução, e logo te desviarás das palavras do conhecimento.</text:p>
        <text:p text:style-name="P3">28 A testemunha vil escarnece da justiça; e a boca dos ímpios engole a iniqüidade.</text:p>
        <text:p text:style-name="P3">29 A condenação está preparada para os escarnecedores, e os açoites para as costas dos tolos.</text:p>
      </text:section>
      <text:section text:style-name="Sect1" text:name="Seção503">
        <text:h text:style-name="P6" text:outline-level="2"><text:bookmark text:name="cap2013"/>PROVÉRBIOS-[Capítulo 20]</text:h>
        <text:p text:style-name="P3">1 O vinho é escarnecedor, e a bebida forte alvoroçadora; e todo aquele que neles errar não e sábio.</text:p>
        <text:p text:style-name="P3">2 Como o bramido do leão é o terror do rei; quem o provoca a ira peca contra a sua própria vida.</text:p>
        <text:p text:style-name="P3">3 Honroso é para o homem o desviar-se de questões; mas todo insensato se entremete nelas.</text:p>
        <text:p text:style-name="P3">4 O preguiçoso não lavra no outono; pelo que mendigará na sega, e nada receberá.</text:p>
        <text:p text:style-name="P3">5 Como águas profundas é o propósito no coração do homem; mas o homem inteligente o descobrirá.</text:p>
        <text:p text:style-name="P3">6 Muitos há que proclamam a sua própria bondade; mas o homem fiel, quem o achará?</text:p>
        <text:p text:style-name="P3"><text:soft-page-break/>7 O justo anda na sua integridade; bem-aventurados serão os seus filhos depois dele.</text:p>
        <text:p text:style-name="P3">8 Assentando-se o rei no trono do juízo, com os seus olhos joeira a todo malfeitor.</text:p>
        <text:p text:style-name="P3">9 Quem pode dizer: Purifiquei o meu coração, limpo estou de meu pecado?</text:p>
        <text:p text:style-name="P3">10 O peso fraudulento e a medida falsa são abominação a Iavé, tanto uma como outra coisa.</text:p>
        <text:p text:style-name="P3">11 Até a criança se dá a conhecer pelas suas ações, se a sua conduta é pura e reta.</text:p>
        <text:p text:style-name="P3">12 O ouvido que ouve, e o olho que vê, Iavé os fez a ambos.</text:p>
        <text:p text:style-name="P3">13 Não ames o sono, para que não empobreças; abre os teus olhos, e te fartarás de pão.</text:p>
        <text:p text:style-name="P3">14 Nada vale, nada vale, diz o comprador; mas, depois de retirar-se, então se gaba.</text:p>
        <text:p text:style-name="P3">15 Há ouro e abundância de pedras preciosas; mas os lábios do conhecimento são jóia de grande valor.</text:p>
        <text:p text:style-name="P3">16 Tira a roupa àquele que fica por fiador do estranho; e toma penhor daquele que se obriga por estrangeiros.</text:p>
        <text:p text:style-name="P3">17 Suave é ao homem o pão da mentira; mas depois a sua boca se enche de pedrinhas.</text:p>
        <text:p text:style-name="P3">18 Os projetos se confirmam pelos conselhos; assim, pois, com prudencia faze a guerra.</text:p>
        <text:p text:style-name="P3">19 O que anda mexericando revela segredos; pelo que não te metas com quem muito abre os seus lábios.</text:p>
        <text:p text:style-name="P3">20 O que amaldiçoa a seu pai ou a sua mãe, apagar-se-lhe-á a sua lâmpada nas, mais densas trevas.</text:p>
        <text:p text:style-name="P3">21 A herança que no princípio é adquirida às pressas, não será abençoada no seu fim.</text:p>
        <text:p text:style-name="P3">22 Não digas: vingar-me-ei do mal; espera pel Iavé e ele te livrará.</text:p>
        <text:p text:style-name="P3">23 Pesos fraudulentos são abomináveis a Iavé; e balanças enganosas não são boas.</text:p>
        <text:p text:style-name="P3">24 Os passos do homem são dirigidos pel Iavé; como, pois, poderá o homem entender o seu caminho?</text:p>
        <text:p text:style-name="P3">25 Laço é para o homem dizer precipitadamente: É santo; e, feitos os votos, então refletir.</text:p>
        <text:p text:style-name="P3">26 O rei sábio joeira os ímpios e faz girar sobre eles a roda.</text:p>
        <text:p text:style-name="P3">27 O espírito do homem é a lâmpada de Iavé, a qual esquadrinha todo o mais íntimo do coração.</text:p>
        <text:p text:style-name="P3">28 A benignidade e a verdade guardam o rei; e com a benignidade sustém ele o seu trono.</text:p>
        <text:p text:style-name="P3">29 A glória dos jovens é a sua força; e a beleza dos velhos são as cãs.</text:p>
        <text:p text:style-name="P3">30 Os açoites que ferem purificam do mal; e as feridas penetram até o mais íntimo do corpo.</text:p>
      </text:section>
      <text:section text:style-name="Sect1" text:name="Seção504">
        <text:h text:style-name="P6" text:outline-level="2"><text:bookmark text:name="cap2117"/>PROVÉRBIOS-[Capítulo 21]</text:h>
        <text:p text:style-name="P3">1 Como corrente de águas é o coração do rei na mão de Iavé; ele o inclina para onde quer.</text:p>
        <text:p text:style-name="P3">2 Todo caminho do homem é reto aos seus olhos; mas Iavé pesa os corações.</text:p>
        <text:p text:style-name="P3">3 Fazer justiça e julgar com retidão é mais aceitável a Iavé do que oferecer-lhe sacrifício.</text:p>
        <text:p text:style-name="P3">4 Olhar altivo e coração orgulhoso, tal lâmpada dos ímpios é pecado.</text:p>
        <text:p text:style-name="P3"><text:soft-page-break/>5 Os planos do diligente conduzem à abundância; mas todo precipitado apressa-se para a penúria.</text:p>
        <text:p text:style-name="P3">6 Ajuntar tesouros com língua falsa é uma vaidade fugitiva; aqueles que os buscam, buscam a morte.</text:p>
        <text:p text:style-name="P3">7 A violência dos ímpios arrebatá-los-á, porquanto recusam praticar a justiça.</text:p>
        <text:p text:style-name="P3">8 O caminho do homem perverso é tortuoso; mas o proceder do puro é reto.</text:p>
        <text:p text:style-name="P3">9 Melhor é morar num canto do eirado, do que com a mulher rixosa numa casa ampla.</text:p>
        <text:p text:style-name="P3">10 A alma do ímpio deseja o mal; o seu próximo não agrada aos seus olhos.</text:p>
        <text:p text:style-name="P3">11 Quando o escarnecedor é castigado, o simples torna-se sábio; e, quando o sábio é instruído, recebe o conhecimento.</text:p>
        <text:p text:style-name="P3">12 O justo observa a casa do ímpio; precipitam-se os ímpios na ruína.</text:p>
        <text:p text:style-name="P3">13 Quem tapa o seu ouvido ao clamor do pobre, também clamará e não será ouvido.</text:p>
        <text:p text:style-name="P3">14 O presente que se dá em segredo aplaca a ira; e a dádiva às escondidas, a forte indignação.</text:p>
        <text:p text:style-name="P3">15 A execução da justiça é motivo de alegria para o justo; mas é espanto para os que praticam a iniqüidade.</text:p>
        <text:p text:style-name="P3">16 O homem que anda desviado do caminho do entendimento repousará na congregação dos mortos.</text:p>
        <text:p text:style-name="P3">17 Quem ama os prazeres empobrecerá; quem ama o vinho e o azeite nunca enriquecera.</text:p>
        <text:p text:style-name="P3">18 Resgate para o justo é o ímpio; e em lugar do reto ficará o prevaricador.</text:p>
        <text:p text:style-name="P3">19 Melhor é morar numa terra deserta do que com a mulher rixosa e iracunda.</text:p>
        <text:p text:style-name="P3">20 Há tesouro precioso e azeite na casa do sábio; mas o homem insensato os devora.</text:p>
        <text:p text:style-name="P3">21 Aquele que segue a justiça e a bondade achará a vida, a justiça e a honra.</text:p>
        <text:p text:style-name="P3">22 O sábio escala a cidade dos valentes, e derriba a fortaleza em que ela confia.</text:p>
        <text:p text:style-name="P3">23 O que guarda a sua boca e a sua língua, guarda das angústias a sua alma.</text:p>
        <text:p text:style-name="P3">24 Quanto ao soberbo e presumido, zombador é seu nome; ele procede com insolente orgulho.</text:p>
        <text:p text:style-name="P3">25 O desejo do preguiçoso o mata; porque as suas mãos recusam-se a trabalhar.</text:p>
        <text:p text:style-name="P3">26 Todo o dia o ímpio cobiça; mas o justo dá, e não retém.</text:p>
        <text:p text:style-name="P3">27 O sacrifício dos ímpios é abominaçao; quanto mais oferecendo-o com intenção maligna!</text:p>
        <text:p text:style-name="P3">28 A testemunha mentirosa perecerá; mas o homem que ouve falará sem ser contestado.</text:p>
        <text:p text:style-name="P3">29 O homem ímpio endurece o seu rosto; mas o reto considera os seus caminhos.</text:p>
        <text:p text:style-name="P3">30 Não há sabedoria, nem entendimento, nem conselho contra Iavé.</text:p>
        <text:p text:style-name="P3">31 O cavalo prepara-se para o dia da batalha; mas de Iavé vem a vitória.</text:p>
      </text:section>
      <text:section text:style-name="Sect1" text:name="Seção505">
        <text:h text:style-name="P6" text:outline-level="2"><text:bookmark text:name="cap2215"/>PROVÉRBIOS-[Capítulo 22]</text:h>
        <text:p text:style-name="P3">1 Mais digno de ser escolhido é o bom nome do que as muitas riquezas; e o favor é melhor do que a prata e o ouro.</text:p>
        <text:p text:style-name="P3">2 O rico e o pobre se encontram; quem os faz a ambos é Iavé.</text:p>
        <text:p text:style-name="P3">3 O prudente vê o perigo e esconde-se; mas os simples passam adiante e sofrem a pena.</text:p>
        <text:p text:style-name="P3">4 O galardão da humildade e do temor de Iavé é riquezas, e honra e vida.</text:p>
        <text:p text:style-name="P3"><text:soft-page-break/>5 Espinhos e laços há no caminho do perverso; o que guarda a sua alma retira-se para longe deles.</text:p>
        <text:p text:style-name="P3">6 Instrui o menino no caminho em que deve andar, e até quando envelhecer não se desviará dele.</text:p>
        <text:p text:style-name="P3">7 O rico domina sobre os pobres; e o que toma emprestado é servo do que empresta.</text:p>
        <text:p text:style-name="P3">8 O que semear a perversidade segará males; e a vara da sua indignação falhará.</text:p>
        <text:p text:style-name="P3">9 Quem vê com olhos bondosos será abençoado; porque dá do seu pão ao pobre.</text:p>
        <text:p text:style-name="P3">10 Lança fora ao escarnecedor, e a contenda se irá; cessarao a rixa e a injúria.</text:p>
        <text:p text:style-name="P3">11 O que ama a pureza do coração, e que tem graça nos seus lábios, terá por seu amigo o rei.</text:p>
        <text:p text:style-name="P3">12 Os olhos de Iavé preservam o que tem conhecimento; mas ele transtorna as palavras do prevaricador.</text:p>
        <text:p text:style-name="P3">13 Diz o preguiçoso: um leão está lá fora; serei morto no meio das ruas.</text:p>
        <text:p text:style-name="P3">14 Cova profunda é a boca da adúltera; aquele contra quem Iavé está irado cairá nela.</text:p>
        <text:p text:style-name="P3">15 A estultícia está ligada ao coração do menino; mas a vara da correção a afugentará dele.</text:p>
        <text:p text:style-name="P3">16 O que para aumentar o seu lucro oprime o pobre, e dá ao rico, certamente chegará à: penuria.</text:p>
        <text:p text:style-name="P3">17 Inclina o teu ouvido e ouve as palavras dos sábios, e aplica o teu coração ao meu conhecimento.</text:p>
        <text:p text:style-name="P3">18 Porque será coisa suave, se os guardares no teu peito, se estiverem todos eles prontos nos teus lábios.</text:p>
        <text:p text:style-name="P3">19 Para que a tua confiança esteja <text:span text:style-name="T2">em Iavé</text:span>, a ti tos fiz saber hoje, sim, a ti mesmo.</text:p>
        <text:p text:style-name="P3">20 Porventura não te escrevi excelentes coisas acerca dos conselhos e do conhecimento,</text:p>
        <text:p text:style-name="P3">21 para te fazer saber a certeza das palavras de verdade, para que possas responder com palavras de verdade aos que te enviarem?</text:p>
        <text:p text:style-name="P3">22 Não roubes ao pobre, porque é pobre; nem oprimas ao aflito na porta;</text:p>
        <text:p text:style-name="P3">23 porque Iavé defenderá a sua causa em juízo, e aos que os roubam lhes tirará a vida.</text:p>
        <text:p text:style-name="P3">24 Não faças amizade com o iracundo; nem andes com o homem colérico;</text:p>
        <text:p text:style-name="P3">25 para que não aprendas as suas veredas, e tomes um laço para a tua alma.</text:p>
        <text:p text:style-name="P3">26 Não estejas entre os que se comprometem, que ficam por fiadores de dívidas.</text:p>
        <text:p text:style-name="P3">27 Se não tens com que pagar, por que tirariam a tua cama de debaixo de ti?</text:p>
        <text:p text:style-name="P3">28 Não removas os limites antigos que teus pais fixaram.</text:p>
        <text:p text:style-name="P3">29 Vês um homem hábil na sua obrar? esse perante reis assistirá; e não assistirá perante homens obscuros.</text:p>
      </text:section>
      <text:section text:style-name="Sect1" text:name="Seção506">
        <text:h text:style-name="P6" text:outline-level="2"><text:bookmark text:name="cap2315"/>PROVÉRBIOS-[Capítulo 23]</text:h>
        <text:p text:style-name="P3">1 Quando te assentares a comer com um governador, atenta bem para aquele que está diante de ti;</text:p>
        <text:p text:style-name="P3">2 e põe uma faca à tua garganta, se fores homem de grande apetite.</text:p>
        <text:p text:style-name="P3">3 Não cobices os seus manjares gostosos, porque é comida enganadora.</text:p>
        <text:p text:style-name="P4">4 Não te fatigues para seres rico; dá de mão à tua própria sabedoria:</text:p>
        <text:p text:style-name="P4">5 Fitando tu os olhos nas riquezas, elas se vão; pois fazem para si asas, como a águia, voam para o céu.</text:p>
        <text:p text:style-name="P3"><text:soft-page-break/>6 Não comas o pão do avarento, nem cobices os seus manjares gostosos.</text:p>
        <text:p text:style-name="P3">7 Porque, como ele pensa consigo mesmo, assim é; ele te diz: Come e bebe; mas o seu coração não está contigo.</text:p>
        <text:p text:style-name="P3">8 Vomitarás o bocado que comeste, e perderás as tuas suaves palavras.</text:p>
        <text:p text:style-name="P3">9 Não fales aos ouvidos do tolo; porque desprezará a sabedoria das tuas palavras.</text:p>
        <text:p text:style-name="P3">10 Não removas os limites antigos; nem entres nos campos dos órfãos,</text:p>
        <text:p text:style-name="P3">11 porque o seu redentor é forte; ele lhes pleiteará a causa contra ti.</text:p>
        <text:p text:style-name="P3">12 Aplica o teu coração à instrução, e os teus ouvidos às palavras do conhecimento.</text:p>
        <text:p text:style-name="P3">13 Não retires da criança a disciplina; porque, fustigando-a tu com a vara, nem por isso morrerá.</text:p>
        <text:p text:style-name="P3">14 Tu a fustigarás com a vara e livrarás a sua alma d<text:span text:style-name="T1">a cova</text:span>.</text:p>
        <text:p text:style-name="P3">15 Filho meu, se o teu coração for sábio, alegrar-se-á o meu coração, sim, ó, meu próprio;</text:p>
        <text:p text:style-name="P3">16 e exultará o meu coração, quando os teus lábios falarem coisas retas.</text:p>
        <text:p text:style-name="P3">17 Não tenhas inveja dos pecadores; antes conserva-te no temor de Iavé todo o dia.</text:p>
        <text:p text:style-name="P3">18 Porque deveras terás uma recompensa; não será malograda a tua esperança.</text:p>
        <text:p text:style-name="P3">19 Ouve tu, filho meu, e sê sábio; e dirige no caminho o teu coração.</text:p>
        <text:p text:style-name="P3">20 Não estejas entre os beberrões de vinho, nem entre os comilões de carne.</text:p>
        <text:p text:style-name="P3">21 Porque o beberrão e o comilão caem em pobreza; e a sonolência cobrirá de trapos o homem.</text:p>
        <text:p text:style-name="P3">22 Ouve a teu pai, que te gerou; e não desprezes a tua mãe, quando ela envelhecer.</text:p>
        <text:p text:style-name="P3">23 Compra a verdade, e não a vendas; sim, a sabedoria, a disciplina, e o entendimento.</text:p>
        <text:p text:style-name="P3">24 Grandemente se regozijará o pai do justo; e quem gerar um filho sábio, nele se alegrará.</text:p>
        <text:p text:style-name="P3">25 Alegrem-se teu pai e tua mãe, e regozije-se aquela que te deu à luz.</text:p>
        <text:p text:style-name="P3">26 Filho meu, dá-me o teu coração; e deleitem-se os teus olhos nos meus caminhos.</text:p>
        <text:p text:style-name="P3">27 Porque cova profunda é a prostituta; e poço estreito é a aventureira.</text:p>
        <text:p text:style-name="P3">28 Também ela, como o salteador, se põe a espreitar; e multiplica entre os homens os prevaricadores.</text:p>
        <text:p text:style-name="P3">29 Para quem são os ais? para quem os pesares? para quem as pelejas, para quem as queixas? para quem as feridas sem causa? e para quem os olhos vermelhos?</text:p>
        <text:p text:style-name="P3">30 Para os que se demoram perto do vinho, para os que andam buscando bebida misturada.</text:p>
        <text:p text:style-name="P3">31 Não olhes para o vinho quando se mostra vermelho, quando resplandece no copo e se escoa suavemente.</text:p>
        <text:p text:style-name="P3">32 No seu fim morderá como a cobra, e como o basilisco picará.</text:p>
        <text:p text:style-name="P3">33 Os teus olhos verão coisas estranhas, e tu falarás perversidades.</text:p>
        <text:p text:style-name="P3">34 o serás como o que se deita no meio do mar, e como o que dorme no topo do mastro.</text:p>
        <text:p text:style-name="P3">35 E diràs: Espancaram-me, e não me doeu; bateram-me, e não o senti; quando virei a despertar? ainda tornarei a buscá-lo outra vez.</text:p>
      </text:section>
      <text:section text:style-name="Sect1" text:name="Seção507">
        <text:h text:style-name="P6" text:outline-level="2"><text:bookmark text:name="cap2415"/>PROVÉRBIOS-[Capítulo 24]</text:h>
        <text:p text:style-name="P3">1 Não tenhas inveja dos homens malignos; nem desejes estar com eles;</text:p>
        <text:p text:style-name="P3">2 porque o seu coração medita a violência; e os seus lábios falam maliciosamente.</text:p>
        <text:p text:style-name="P3">3 Com a sabedoria se edifica a casa, e com o entendimento ela se estabelece;</text:p>
        <text:p text:style-name="P3"><text:soft-page-break/>4 e pelo conhecimento se encherão as câmaras de todas as riquezas preciosas e deleitáveis.</text:p>
        <text:p text:style-name="P3">5 O sábio é mais poderoso do que o forte; e o inteligente do que o que possui a força.</text:p>
        <text:p text:style-name="P3">6 Porque com conselhos prudentes tu podes fazer a guerra; e há vitória na multidão dos conselheiros.</text:p>
        <text:p text:style-name="P3">7 A sabedoria é alta demais para o insensato; ele não abre a sua boca na porta.</text:p>
        <text:p text:style-name="P3">8 Aquele que cuida em fazer o mal, mestre de maus intentos o chamarão.</text:p>
        <text:p text:style-name="P3">9 O desígnio do insensato é pecado; e abominável aos homens é o escarnecedor.</text:p>
        <text:p text:style-name="P3">10 Se enfraqueces no dia da angústia, a tua força é pequena.</text:p>
        <text:p text:style-name="P3">11 Livra os que estão sendo levados à morte, detém os que vão tropeçando para a matança.</text:p>
        <text:p text:style-name="P3">12 Se disseres: Eis que não o sabemos; porventura aquele que pesa os corações não o percebe? e aquele que guarda a tua vida não o sabe? e não retribuirá a cada um conforme a sua obra?</text:p>
        <text:p text:style-name="P3">13 Come mel, filho meu, porque é bom, e do favo de mel, que é doce ao teu paladar.</text:p>
        <text:p text:style-name="P3">14 Sabe que é assim a sabedoria para a tua alma: se a achares, haverá para ti recompensa, e não será malograda a tua esperança.</text:p>
        <text:p text:style-name="P3">15 Não te ponhas de emboscada, ó ímpio, contra a habitação do justo; nem assoles a sua pousada.</text:p>
        <text:p text:style-name="P3">16 Porque sete vezes cai o justo, e se levanta; mas os ímpios são derribados pela calamidade.</text:p>
        <text:p text:style-name="P3">17 Quando cair o teu inimigo, não te alegres, e quando tropeçar, não se regozije o teu coração;</text:p>
        <text:p text:style-name="P3">18 para que Iavé não o veja, e isso seja mau aos seus olhos, e desvie dele, a sua ira.</text:p>
        <text:p text:style-name="P3">19 Não te aflijas por causa dos malfeitores; nem tenhas inveja dos ímpios;</text:p>
        <text:p text:style-name="P3">20 porque o maligno não tem futuro; e a lâmpada dos ímpios se apagará.</text:p>
        <text:p text:style-name="P3">21 Filho meu, teme a Iavé, e ao rei; e não te entremetas com os que gostam de mudanças.</text:p>
        <text:p text:style-name="P3">22 Porque de repente se levantará a sua calamidade; e a ruína deles, quem a conhecerá?</text:p>
        <text:p text:style-name="P3">23 Também estes são provérbios dos sábios: Fazer acepção de pessoas no juízo não é bom.</text:p>
        <text:p text:style-name="P3">24 Aquele que disser ao ímpio: Justo és; os povos o amaldiçoarão, as nações o detestarão;</text:p>
        <text:p text:style-name="P3">25 mas para os que julgam retamente haverá delícias, e sobre eles virá copiosa bênção.</text:p>
        <text:p text:style-name="P3">26 O que responde com palavras retas beija os lábios.</text:p>
        <text:p text:style-name="P3">27 Prepara os teus trabalhos de fora, apronta bem o teu campo; e depois edifica a tua casa.</text:p>
        <text:p text:style-name="P3">28 Não sejas testemunha sem causa contra o teu próximo; e não enganes com os teus lábios.</text:p>
        <text:p text:style-name="P3">29 Não digas: Como ele me fez a mim, assim lhe farei a ele; pagarei a cada um segundo a sua obra.</text:p>
        <text:p text:style-name="P3">30 Passei junto ao campo do preguiçoso, e junto à vinha do homem falto de entendimento;</text:p>
        <text:p text:style-name="P3">31 e eis que tudo estava cheio de cardos, e a sua superfície coberta de urtigas, e o seu muro de pedra estava derrubado.</text:p>
        <text:p text:style-name="P3"><text:soft-page-break/>32 O que tendo eu visto, o considerei; e, vendo-o, recebi instrução.</text:p>
        <text:p text:style-name="P3">33 Um pouco para dormir, um pouco para toscanejar, um pouco para cruzar os braços em repouso;</text:p>
        <text:p text:style-name="P3">34 assim sobrevirá a tua pobreza como um salteador, e a tua necessidade como um homem armado.</text:p>
      </text:section>
      <text:section text:style-name="Sect1" text:name="Seção508">
        <text:h text:style-name="P6" text:outline-level="2"><text:bookmark text:name="cap2515"/>PROVÉRBIOS-[Capítulo 25]</text:h>
        <text:p text:style-name="P3">1 Também estes são provérbios de Salomão, os quais transcreveram os homens de Ezequias, rei de Judá.</text:p>
        <text:p text:style-name="P3">2 A glória de Deus é encobrir as coisas; mas a glória dos reis é esquadrinhá-las.</text:p>
        <text:p text:style-name="P3">3 Como o céu na sua altura, e como a terra na sua profundidade, assim o coração dos reis é inescrutável.</text:p>
        <text:p text:style-name="P3">4 Tira da prata a escória, e sairá um vaso para o fundidor.</text:p>
        <text:p text:style-name="P3">5 Tira o ímpio da presença do rei, e o seu trono se firmará na justiça.</text:p>
        <text:p text:style-name="P3">6 Não reclames para ti honra na presença do rei, nem te ponhas no lugar dos grandes;</text:p>
        <text:p text:style-name="P3">7 porque melhor é que te digam: Sobe, para aqui; do que seres humilhado perante o príncipe.</text:p>
        <text:p text:style-name="P3">8 O que os teus olhos viram, não te apresses a revelar, para depois, ao fim, não saberes o que hás de fazer, podendo-te confundir o teu próximo.</text:p>
        <text:p text:style-name="P3">9 Pleiteia a tua causa com o teu próximo mesmo; e não reveles o segredo de outrem;</text:p>
        <text:p text:style-name="P3">10 para que não te desonre aquele que o ouvir, não se apartando de ti a infâmia.</text:p>
        <text:p text:style-name="P3">11 Como maçãs de ouro em salvas de prata, assim é a palavra dita a seu tempo.</text:p>
        <text:p text:style-name="P3">12 Como pendentes de ouro e gargantilhas de ouro puro, assim é o sábio repreensor para o ouvido obediente.</text:p>
        <text:p text:style-name="P3">13 Como o frescor de neve no tempo da sega, assim é o mensageiro fiel para com os que o enviam, porque refrigera o espírito dos seus senhores.</text:p>
        <text:p text:style-name="P3">14 como nuvens e ventos que não trazem chuva, assim é o homem que se gaba de dádivas que não fez.</text:p>
        <text:p text:style-name="P3">15 Pela longanimidade se persuade o príncipe, e a língua branda quebranta os ossos.</text:p>
        <text:p text:style-name="P3">16 Se achaste mel, come somente o que te basta, para que porventura não te fartes dele, e o venhas a vomitar.</text:p>
        <text:p text:style-name="P4">17 Põe raramente o teu pé na casa do teu próximo, para que não se enfade de ti, e te aborreça.</text:p>
        <text:p text:style-name="P4">18 Malho, e espada, e flecha aguda é o homem que levanta falso testemunho contra o seu próximo.</text:p>
        <text:p text:style-name="P3">19 Como dente quebrado, e pé deslocado, é a confiança no homem desleal, no dia da angústia.</text:p>
        <text:p text:style-name="P3">20 O que entoa canções ao coração aflito é como aquele que despe uma peça de roupa num dia de frio, e como vinagre sobre a chaga.</text:p>
        <text:p text:style-name="P3">21 Se o teu inimigo tiver fome, dá-lhe pão para comer, e se tiver sede, dá-lhe água para beber;</text:p>
        <text:p text:style-name="P3">22 porque assim lhe amontoarás brasas sobre a cabeça, e Iavé te recompensará.</text:p>
        <text:p text:style-name="P3">23 O vento norte traz chuva, e a língua caluniadora, o rosto irado.</text:p>
        <text:p text:style-name="P3">24 Melhor é morar num canto do eirado, do que com a mulher rixosa numa casa ampla.</text:p>
        <text:p text:style-name="P3"><text:soft-page-break/>25 Como água fresca para o homem sedento, tais são as boas-novas de terra remota.</text:p>
        <text:p text:style-name="P3">26 Como fonte turva, e manancial poluído, assim é o justo que cede lugar diante do ímpio.</text:p>
        <text:p text:style-name="P3">27 comer muito mel não é bom; não multipliques, pois, as palavras de lisonja.</text:p>
        <text:p text:style-name="P3">28 Como a cidade derribada, que não tem muros, assim é o homem que não pode conter o seu espírito.</text:p>
      </text:section>
      <text:section text:style-name="Sect1" text:name="Seção509">
        <text:h text:style-name="P6" text:outline-level="2"><text:bookmark text:name="cap2614"/>PROVÉRBIOS-[Capítulo 26]</text:h>
        <text:p text:style-name="P3">1 Como a neve no verão, e como a chuva no tempo da ceifa, assim não convém ao tolo a honra.</text:p>
        <text:p text:style-name="P3">2 Como o pássaro no seu vaguear, como a andorinha no seu voar, assim a maldição sem causa não encontra pouso.</text:p>
        <text:p text:style-name="P3">3 O açoite é para o cavalo, o freio para o jumento, e a vara para as costas dos tolos.</text:p>
        <text:p text:style-name="P3">4 Não respondas ao tolo segundo a sua estultícia, para que também não te faças semelhante a ele.</text:p>
        <text:p text:style-name="P3">5 Responde ao tolo segundo a sua estultícia, para que ele não seja sábio aos seus próprios olhos.</text:p>
        <text:p text:style-name="P3">6 Os pés decepa, e o dano bebe, quem manda mensagens pela mão dum tolo.</text:p>
        <text:p text:style-name="P3">7 As pernas do coxo pendem frouxas; assim é o provérbio na boca dos tolos.</text:p>
        <text:p text:style-name="P3">8 Como o que ata a pedra na funda, assim é aquele que dá honra ao tolo.</text:p>
        <text:p text:style-name="P3">9 Como o espinho que entra na mão do ébrio, assim é o provérbio na mão dos tolos.</text:p>
        <text:p text:style-name="P3">10 Como o flecheiro que fere a todos, assim é aquele que assalaria ao transeunte tolo, ou ao ébrio.</text:p>
        <text:p text:style-name="P3">11 Como o cão que torna ao seu vômito, assim é o tolo que reitera a sua estultícia.</text:p>
        <text:p text:style-name="P3">12 Vês um homem que é sábio a seus próprios olhos? Maior esperança há para o tolo do que para ele.</text:p>
        <text:p text:style-name="P3">13 Diz o preguiçoso: Um leão está no caminho; um leão está nas ruas.</text:p>
        <text:p text:style-name="P3">14 Como a porta se revolve nos seus gonzos, assim o faz o preguiçoso na sua cama.</text:p>
        <text:p text:style-name="P3">15 O preguiçoso esconde a sua mão no prato, e nem ao menos quer levá-la de novo à boca.</text:p>
        <text:p text:style-name="P3">16 Mais sábio é o preguiçoso a seus olhos do que sete homens que sabem responder bem.</text:p>
        <text:p text:style-name="P3">17 O que, passando, se mete em questão alheia é como aquele que toma um cão pelas orelhas.</text:p>
        <text:p text:style-name="P3">18 Como o louco que atira tições, flechas, e morte,</text:p>
        <text:p text:style-name="P3">19 assim é o homem que engana o seu próximo, e diz: Fiz isso por brincadeira.</text:p>
        <text:p text:style-name="P3">20 Faltando lenha, apaga-se o fogo; e não havendo difamador, cessa a contenda.</text:p>
        <text:p text:style-name="P3">21 Como o carvão para as brasas, e a lenha para o fogo, assim é o homem contencioso para acender rixas.</text:p>
        <text:p text:style-name="P3">22 As palavras do difamador são como bocados deliciosos, que descem ao íntimo do ventre.</text:p>
        <text:p text:style-name="P3">23 Como o vaso de barro coberto de escória de prata, assim são os lábios ardentes e o coração maligno.</text:p>
        <text:p text:style-name="P3">24 Aquele que odeia dissimula com os seus lábios; mas no seu interior entesoura o engano.</text:p>
        <text:p text:style-name="P3">25 Quando te suplicar com voz suave, não o creias; porque sete abominações há no teu coração.</text:p>
        <text:p text:style-name="P3"><text:soft-page-break/>26 Ainda que o seu ódio se encubra com dissimulação, na congregação será revelada a sua malícia.</text:p>
        <text:p text:style-name="P3">27 O que faz uma cova cairá nela; e a pedra voltará sobre aquele que a revolve.</text:p>
        <text:p text:style-name="P3">28 A língua falsa odeia aqueles a quem ela tenha ferido; e a boca lisonjeira opera a ruína.</text:p>
      </text:section>
      <text:section text:style-name="Sect1" text:name="Seção510">
        <text:h text:style-name="P6" text:outline-level="2"><text:bookmark text:name="cap2712"/>PROVÉRBIOS-[Capítulo 27]</text:h>
        <text:p text:style-name="P3">1 Não te glories do dia de amanhã; porque não sabes o que produzirá o dia.</text:p>
        <text:p text:style-name="P3">2 Seja outro o que te louve, e não a tua boca; o estranho, e não os teus lábios.</text:p>
        <text:p text:style-name="P3">3 Pesada é a pedra, e a areia também; mas a ira do insensato é mais pesada do que elas ambas.</text:p>
        <text:p text:style-name="P3">4 Cruel é o furor, e impetuosa é a ira; mas quem pode resistir à inveja?</text:p>
        <text:p text:style-name="P3">5 Melhor é a repreensão aberta do que o amor encoberto.</text:p>
        <text:p text:style-name="P3">6 Fiéis são as feridas dum amigo; mas os beijos dum inimigo são enganosos.</text:p>
        <text:p text:style-name="P3">7 O que está farto despreza o favo de mel; mas para o faminto todo amargo é doce.</text:p>
        <text:p text:style-name="P3">8 Qual a ave que vagueia longe do seu ninho, tal é o homem que anda vagueando longe do seu lugar.</text:p>
        <text:p text:style-name="P3">9 O óleo e o perfume alegram o coração; assim é o doce conselho do homem para o seu amigo.</text:p>
        <text:p text:style-name="P3">10 Não abandones o teu amigo, nem o amigo de teu pai; nem entres na casa de teu irmão no dia de tua adversidade. Mais vale um vizinho que está perto do que um irmão que está longe.</text:p>
        <text:p text:style-name="P3">11 Sê sábio, filho meu, e alegra o meu coração, para que eu tenha o que responder àquele que me vituperar.</text:p>
        <text:p text:style-name="P3">12 O prudente vê o mal e se esconde; mas os insensatos passam adiante e sofrem a pena.</text:p>
      </text:section>
      <text:section text:style-name="Sect1" text:name="Seção511">
        <text:h text:style-name="P6" text:outline-level="2"><text:bookmark text:name="cap2810"/>PROVÉRBIOS-[Capítulo 28]</text:h>
        <text:p text:style-name="P3">1 Fogem os ímpios, sem que ninguém os persiga; mas os justos são ousados como o leão.</text:p>
        <text:p text:style-name="P3">2 Por causa da transgressão duma terra são muitos os seus príncipes; mas por virtude de homens prudentes e entendidos, ela subsistirá por longo tempo.</text:p>
        <text:p text:style-name="P3">3 O homem pobre que oprime os pobres, é como chuva impetuosa, que não deixa trigo nenhum.</text:p>
        <text:p text:style-name="P3">4 Os que abandonam a lei louvam os ímpios; mas os que guardam a lei pelejam contra eles.</text:p>
        <text:p text:style-name="P3">5 Os homens maus não entendem a justiça; mas os que buscam a Iavé a entendem plenamente.</text:p>
        <text:p text:style-name="P3">6 Melhor é o pobre que anda na sua integridade, do que o rico perverso nos seus caminhos.</text:p>
        <text:p text:style-name="P3">7 O que guarda a lei é filho sábio; mas o companheiro dos comilões envergonha a seu pai.</text:p>
        <text:p text:style-name="P3">8 O que aumenta a sua riqueza com juros e usura, ajunta-a para o que se compadece do pobre.</text:p>
        <text:p text:style-name="P3">9 O que desvia os seus ouvidos de ouvir a lei, até a sua oração é abominável.</text:p>
        <text:p text:style-name="P3">10 O que faz com que os retos se desviem para um mau caminho, ele mesmo cairá na cova que abriu; mas os inocentes herdarão o bem.</text:p>
        <text:p text:style-name="P3"><text:soft-page-break/>11 O homem rico é sábio aos seus próprios olhos; mas o pobre que tem entendimento o esquadrinha.</text:p>
        <text:p text:style-name="P3">12 Quando os justos triunfam há grande, glória; mas quando os ímpios sobem, escondem-se os homens.</text:p>
        <text:p text:style-name="P3">13 O que encobre as suas transgressões nunca prosperará; mas o que as confessa e deixa, alcançará misericórdia.</text:p>
        <text:p text:style-name="P3">14 Feliz é o homem que teme a Iavé continuamente; mas o que endurece o seu coração virá a cair no mal.</text:p>
        <text:p text:style-name="P3">15 Como leão bramidor, e urso faminto, assim é o ímpio que domina sobre um povo pobre.</text:p>
        <text:p text:style-name="P3">16 O príncipe falto de entendimento é também opressor cruel; mas o que aborrece a avareza prolongará os seus dias.</text:p>
        <text:p text:style-name="P3">17 O homem culpado do sangue de qualquer pessoa será fugitivo até a morte; ninguém o ajude.</text:p>
        <text:p text:style-name="P3">18 O que anda retamente salvar-se-á; mas o perverso em seus caminhos cairá de repente.</text:p>
        <text:p text:style-name="P3">19 O que lavra a sua terra se fartará de pão; mas o que segue os ociosos se encherá de pobreza.</text:p>
        <text:p text:style-name="P3">20 O homem fiel gozará de abundantes bênçãos; mas o que se apressa a enriquecer não ficará impune.</text:p>
        <text:p text:style-name="P3">21 Fazer acepção de pessoas não é bom; mas até por um bocado de pão prevaricará o homem.</text:p>
        <text:p text:style-name="P3">22 Aquele que é cobiçoso corre atrás das riquezas; e não sabe que há de vir sobre ele a penúria.</text:p>
        <text:p text:style-name="P3">23 O que repreende a um homem achará depois mais favor do que aquele que lisonjeia com a língua.</text:p>
        <text:p text:style-name="P3">24 O que rouba a seu pai, ou a sua mãe, e diz: Isso não é transgressão; esse é companheiro do destruidor.</text:p>
        <text:p text:style-name="P4">25 O cobiçoso levanta contendas; mas o que confia <text:span text:style-name="T2">em Deus</text:span> prosperará.</text:p>
        <text:p text:style-name="P4">26 O que confia no seu próprio coração é insensato; mas o que anda sabiamente será livre.</text:p>
        <text:p text:style-name="P3">27 O que dá ao pobre não terá falta; mas o que esconde os seus olhos terá muitas maldições.</text:p>
        <text:p text:style-name="P3">28 Quando os ímpios sobem, escondem-se os homens; mas quando eles perecem, multiplicam-se os justos.</text:p>
      </text:section>
      <text:section text:style-name="Sect1" text:name="Seção512">
        <text:h text:style-name="P6" text:outline-level="2"><text:bookmark text:name="cap298"/>PROVÉRBIOS-[Capítulo 29]</text:h>
        <text:p text:style-name="P3">1 Aquele que, sendo muitas vezes repreendido, endurece a cerviz, será quebrantado de repente sem que haja cura.</text:p>
        <text:p text:style-name="P3">2 Quando os justos governam, alegra-se o povo; mas quando o ímpio domina, o povo geme.</text:p>
        <text:p text:style-name="P3">3 O que ama a sabedoria alegra a seu pai; mas o companheiro de prostitutas desperdiça a sua riqueza.</text:p>
        <text:p text:style-name="P3">4 O rei pela justiça estabelece a terra; mas o que exige presentes a transtorna.</text:p>
        <text:p text:style-name="P3">5 O homem que lisonjeia a seu próximo arma-lhe uma rede aos passos.</text:p>
        <text:p text:style-name="P3">6 Na transgressão do homem mau há laço; mas o justo canta e se regozija.</text:p>
        <text:p text:style-name="P3">7 O justo toma conhecimento da causa dos pobres; mas o ímpio não tem entendimento para a conhecer.</text:p>
        <text:p text:style-name="P3">8 Os escarnecedores abrasam a cidade; mas os sábios desviam a ira.</text:p>
        <text:p text:style-name="P3"><text:soft-page-break/>9 O sábio que pleiteia com o insensato, quer este se agaste quer se ria, não terá descanso.</text:p>
        <text:p text:style-name="P3">10 Os homens sanguinários odeiam o íntegro; mas os retos procuram o seu bem.</text:p>
        <text:p text:style-name="P3">11 O tolo derrama toda a sua ira; mas o sábio a reprime e aplaca.</text:p>
        <text:p text:style-name="P3">12 O governador que dá atenção às palavras mentirosas achará que todos os seus servos são ímpios.</text:p>
        <text:p text:style-name="P4">13 O pobre e o opressor se encontram; Iavé alumia os olhos de ambos.</text:p>
        <text:p text:style-name="P4">14 Se o rei julgar os pobres com eqüidade, o seu trono será estabelecido para sempre.</text:p>
        <text:p text:style-name="P3">15 A vara e a repreensão dão sabedoria; mas a criança entregue a si mesma envergonha a sua mãe.</text:p>
        <text:p text:style-name="P3">16 Quando os ímpios se multiplicam, multiplicam-se as transgressões; mas os justos verão a queda deles.</text:p>
        <text:p text:style-name="P3">17 Corrige a teu filho, e ele te dará descanso; sim, deleitará o teu coração.</text:p>
        <text:p text:style-name="P3">18 Onde não há profecia, o povo se corrompe; mas o que guarda a lei esse é bem-aventurado.</text:p>
        <text:p text:style-name="P3">19 O servo não se emendará com palavras; porque, ainda que entenda, não atenderá.</text:p>
        <text:p text:style-name="P3">20 Vês um homem precipitado nas suas palavras? Maior esperança há para o tolo do que para ele.</text:p>
        <text:p text:style-name="P3">21 Aquele que cria delicadamente o seu servo desde a meninice, no fim tê-lo-á por herdeiro.</text:p>
        <text:p text:style-name="P3">22 O homem iracundo levanta contendas, e o furioso multiplica as transgressões.</text:p>
        <text:p text:style-name="P3">23 A soberba do homem o abaterá; mas o humilde de espírito obterá honra.</text:p>
        <text:p text:style-name="P3">24 O que é sócio do ladrão odeia a sua própria alma; sendo ajuramentado, nada denuncia.</text:p>
        <text:p text:style-name="P3">25 O receio do homem lhe arma laços; mas o que confia <text:span text:style-name="T2">em Iavé </text:span>está seguro.</text:p>
        <text:p text:style-name="P3">26 Muitos buscam o favor do príncipe; mas é de Iavé que o homem recebe a justiça.</text:p>
        <text:p text:style-name="P3">27 O ímpio é abominação para os justos; e o que é reto no seu caminho é abominação para o ímpio.</text:p>
      </text:section>
      <text:section text:style-name="Sect1" text:name="Seção513">
        <text:h text:style-name="P6" text:outline-level="2"><text:bookmark text:name="cap307"/>PROVÉRBIOS-[Capítulo 30]</text:h>
        <text:p text:style-name="P3">1 Palavras de Agur, filho de Jaqué de Massá. Diz o homem a Itiel, e a Ucal:</text:p>
        <text:p text:style-name="P3">2 Na verdade que eu sou mais estúpido do que ninguém; não tenho o entendimento do homem;</text:p>
        <text:p text:style-name="P3">3 não aprendi a sabedoria, nem tenho o conhecimento do Santo.</text:p>
        <text:p text:style-name="P3">4 Quem subiu ao céu e desceu? quem encerrou os ventos nos seus punhos? mas amarrou as águas no seu manto? quem estabeleceu todas as extremidades da terra? qual é o seu nome, e qual é o nome de seu filho? Certamente o sabes!</text:p>
        <text:p text:style-name="P3">5 Toda palavra de Deus é pura; ele é um escudo para os que nele confiam.</text:p>
        <text:p text:style-name="P3">6 Nada acrescentes às suas palavras, para que ele não te repreenda e tu sejas achado mentiroso.</text:p>
        <text:p text:style-name="P3">7 Duas coisas te peço; não mas negues, antes que morra:</text:p>
        <text:p text:style-name="P3">8 Alonga de mim a falsidade e a mentira; não me dês nem a pobreza nem a riqueza: dá-me só o pão que me é necessário;</text:p>
        <text:p text:style-name="P3">9 para que eu de farto não te negue, e diga: Quem é Iavé? ou, empobrecendo, não venha a furtar, e profane o nome de Deus.</text:p>
        <text:p text:style-name="P3"><text:soft-page-break/>10 Não calunies o servo diante de seu senhor, para que ele não te amaldiçoe e fiques tu culpado.</text:p>
        <text:p text:style-name="P3">11 Há gente que amaldiçoa a seu pai, e que não bendiz a sua mãe.</text:p>
        <text:p text:style-name="P3">12 Há gente que é pura aos seus olhos, e contudo nunca foi lavada da sua imundícia.</text:p>
        <text:p text:style-name="P3">13 Há gente cujos olhos são altivos, e cujas pálpebras são levantadas para cima.</text:p>
        <text:p text:style-name="P3">14 Há gente cujos dentes são como espadas; e cujos queixais sao como facas, para devorarem da terra os aflitos, e os necessitados dentre os homens.</text:p>
        <text:p text:style-name="P3">15 A sanguessuga tem duas filhas, a saber: Dá, Dá. Há três coisas que nunca se fartam; sim, quatro que nunca dizem: Basta;</text:p>
        <text:p text:style-name="P3">16 <text:span text:style-name="T1">a sepultura</text:span>, a madre estéril, a terra que não se farta d'água, e o fogo que nunca diz: Basta.</text:p>
        <text:p text:style-name="P3">17 Os olhos que zombam do pai, ou desprezam a obediência à mãe, serão arrancados pelos corvos do vale e devorados pelos filhos da águia.</text:p>
        <text:p text:style-name="P3">18 Há três coisas que são maravilhosas demais para mim, sim, há quatro que não conheço:</text:p>
        <text:p text:style-name="P3">19 o caminho da águia no ar, o caminho da cobra na penha, o caminho do navio no meio do mar, e o caminho do homem com uma virgem.</text:p>
        <text:p text:style-name="P3">20 Tal é o caminho da mulher adúltera: ela come, e limpa a sua boca, e diz: não pratiquei iniqüidade.</text:p>
        <text:p text:style-name="P3">21 Por três coisas estremece a terra, sim, há quatro que não pode suportar:</text:p>
        <text:p text:style-name="P3">22 o escravo quando reina; o tolo quando se farta de comer;</text:p>
        <text:p text:style-name="P3">23 a mulher desdenhada quando se casa; e a serva quando fica herdeira da sua senhora.</text:p>
        <text:p text:style-name="P3">24 Quatro coisas há na terra que são pequenas, entretanto são extremamente sábias;</text:p>
        <text:p text:style-name="P3">25 as formigas são um povo sem força, todavia no verão preparam a sua comida;</text:p>
        <text:p text:style-name="P3">26 os querogrilos são um povo débil, contudo fazem a sua casa nas rochas;</text:p>
        <text:p text:style-name="P3">27 os gafanhotos não têm rei, contudo marcham todos enfileirados;</text:p>
        <text:p text:style-name="P3">28 a lagartixa apanha-se com as mãos, contudo anda nos palácios dos reis.</text:p>
        <text:p text:style-name="P3">29 Há três que andam com elegância, sim, quatro que se movem airosamente:</text:p>
        <text:p text:style-name="P3">30 o leão, que é o mais forte entre os animais, e que não se desvia diante de ninguém;</text:p>
        <text:p text:style-name="P3">31 o galo emproado, o bode, e o rei à frente do seu povo.</text:p>
        <text:p text:style-name="P4">32 Se procedeste loucamente em te elevares, ou se maquinaste o mal, põe a mão sobre a boca.</text:p>
        <text:p text:style-name="P4">33 Como o espremer do leite produz queijo verde, e o espremer do nariz produz sangue, assim o espremer da ira produz contenda.</text:p>
      </text:section>
      <text:section text:style-name="Sect1" text:name="Seção514">
        <text:h text:style-name="P6" text:outline-level="2"><text:bookmark text:name="cap3113"/>PROVÉRBIOS-[Capítulo 31]</text:h>
        <text:p text:style-name="P3">1 As palavras do rei Lemuel, rei de Massá, que lhe ensinou sua mãe.</text:p>
        <text:p text:style-name="P3">2 Que te direi, filho meu? e que te direi, ó filho do meu ventre? e que te direi, ó filho dos meus votos?</text:p>
        <text:p text:style-name="P3">3 Não dês às mulheres a tua força, nem os teus caminhos às que destroem os reis.</text:p>
        <text:p text:style-name="P5">4 Não é dos reis, ó Lemuel, não é dos reis beber vinho, nem dos príncipes desejar bebida forte;</text:p>
        <text:p text:style-name="P5">5 para que não bebam, e se esqueçam da lei, e pervertam o direito de quem anda aflito.</text:p>
        <text:p text:style-name="P3"><text:soft-page-break/>6 Dai bebida forte ao que está para perecer, e o vinho ao que está em amargura de espírito.</text:p>
        <text:p text:style-name="P3">7 Bebam e se esqueçam da sua pobreza, e da sua miséria não se lembrem mais.</text:p>
        <text:p text:style-name="P3">8 Abre a tua boca a favor do mudo, a favor do direito de todos os desamparados.</text:p>
        <text:p text:style-name="P3">9 Abre a tua boca; julga retamente, e faze justiça aos pobres e aos necessitados.</text:p>
        <text:p text:style-name="P3">10 Álefe. Mulher virtuosa, quem a pode achar? Pois o seu valor muito excede ao de jóias preciosas.</text:p>
        <text:p text:style-name="P3">11 Bete. O coração do seu marido confia nela, e não lhe haverá falta de lucro.</text:p>
        <text:p text:style-name="P3">12 Guímel. Ela lhe faz bem, e não mal, todos os dias da sua vida.</text:p>
        <text:p text:style-name="P3">13 Dálete. Ela busca lã e linho, e trabalha de boa vontade com as mãos.</text:p>
        <text:p text:style-name="P3">14 Hê. É como os navios do negociante; de longe traz o seu pão.</text:p>
        <text:p text:style-name="P3">15 Vave. E quando ainda está escuro, ela se levanta, e dá mantimento à sua casa, e a tarefa às suas servas.</text:p>
        <text:p text:style-name="P3">16 Zaine. Considera um campo, e compra-o; planta uma vinha com o fruto de suas maos.</text:p>
        <text:p text:style-name="P3">17 Hete. Cinge os seus lombos de força, e fortalece os seus braços.</text:p>
        <text:p text:style-name="P3">18 Tete. Prova e vê que é boa a sua mercadoria; e a sua lâmpada não se apaga de noite.</text:p>
        <text:p text:style-name="P3">19 Iode. Estende as mãos ao fuso, e as suas maos pegam na roca.</text:p>
        <text:p text:style-name="P3">20 Cafe. Abre a mão para o pobre; sim, ao necessitado estende as suas mãos.</text:p>
        <text:p text:style-name="P3">21 Lâmede. Não tem medo da neve pela sua família; pois todos os da sua casa estão vestidos de escarlate.</text:p>
        <text:p text:style-name="P3">22 Meme. Faz para si cobertas; de linho fino e de púrpura é o seu vestido.</text:p>
        <text:p text:style-name="P3">23 Nune. Conhece-se o seu marido nas portas, quando se assenta entre os anciãos da terra.</text:p>
        <text:p text:style-name="P3">24 Sâmerue. Faz vestidos de linho, e vende-os, e entrega cintas aos mercadores.</text:p>
        <text:p text:style-name="P3">25 Aine. A força e a dignidade são os seus vestidos; e ri-se do tempo vindouro.</text:p>
        <text:p text:style-name="P3">26 Pê. Abre a sua boca com sabedoria, e o ensino da benevolência está na sua língua.</text:p>
        <text:p text:style-name="P3">27 Tsadê. Olha pelo governo de sua casa, e nao come o pao da preguiça.</text:p>
        <text:p text:style-name="P3">28 Côfe. Levantam-se seus filhos, e lhe chamam bem-aventurada, como também seu marido, que a louva, dizendo:</text:p>
        <text:p text:style-name="P3">29 Reche. Muitas mulheres têm procedido virtuosamente, mas tu a todas sobrepujas.</text:p>
        <text:p text:style-name="P2"><text:span text:style-name="T5">30 Chine. Enganosa é a graça, e vã é a formosura; mas a mulher que teme a Iavé, essa será louvada.</text:span></text:p>
        <text:p text:style-name="P2"><text:span text:style-name="T5">31 Tau. Dai-lhe do fruto das suas mãos, e louvem-na nas portas as suas obras.</text:span>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055cm" fo:margin-bottom="0.055cm" loext:contextual-spacing="false" style:line-height-at-least="0.056cm" fo:text-indent="0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4:37:22.997145302</meta:creation-date>
    <dc:date>2023-07-25T14:46:23.693268691</dc:date>
    <meta:editing-duration>PT9M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1" meta:paragraph-count="932" meta:word-count="14920" meta:character-count="77509" meta:non-whitespace-character-count="63517"/>
  </office:meta>
</office:document-meta>
</file>